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b685" officeooo:paragraph-rsid="0018b685"/>
    </style:style>
    <style:style style:name="P2" style:family="paragraph" style:parent-style-name="Standard">
      <style:text-properties officeooo:rsid="00192b78" officeooo:paragraph-rsid="00192b78"/>
    </style:style>
    <style:style style:name="P3" style:family="paragraph" style:parent-style-name="Standard">
      <style:text-properties officeooo:rsid="001a343b" officeooo:paragraph-rsid="001a343b"/>
    </style:style>
    <style:style style:name="P4" style:family="paragraph" style:parent-style-name="Standard">
      <style:text-properties officeooo:rsid="001c8794" officeooo:paragraph-rsid="001a343b"/>
    </style:style>
    <style:style style:name="P5" style:family="paragraph" style:parent-style-name="Standard">
      <style:text-properties officeooo:rsid="001cf520" officeooo:paragraph-rsid="001cf520"/>
    </style:style>
    <style:style style:name="P6" style:family="paragraph" style:parent-style-name="Standard">
      <style:text-properties officeooo:rsid="001d00d7" officeooo:paragraph-rsid="001d00d7"/>
    </style:style>
    <style:style style:name="P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8" style:family="paragraph" style:parent-style-name="Standard">
      <style:text-properties fo:color="#cccccc" loext:opacity="100%" style:font-name="Droid Sans Mono" fo:font-size="10.5pt" fo:font-weight="normal" officeooo:rsid="001cf520" officeooo:paragraph-rsid="001cf520" fo:background-color="#1f1f1f"/>
    </style:style>
    <style:style style:name="P9" style:family="paragraph" style:parent-style-name="Standard">
      <style:text-properties officeooo:rsid="002105da" officeooo:paragraph-rsid="002105da"/>
    </style:style>
    <style:style style:name="P10" style:family="paragraph" style:parent-style-name="Standard">
      <style:text-properties officeooo:rsid="0023c248" officeooo:paragraph-rsid="0023c248"/>
    </style:style>
    <style:style style:name="P11" style:family="paragraph" style:parent-style-name="Standard">
      <style:text-properties officeooo:rsid="0023c248" officeooo:paragraph-rsid="0023c248"/>
    </style:style>
    <style:style style:name="P1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Droid Sans Mono" fo:font-size="10.5pt" fo:font-weight="normal" fo:background-color="#1f1f1f"/>
    </style:style>
    <style:style style:name="P14" style:family="paragraph" style:parent-style-name="Standard">
      <style:text-properties fo:color="#cccccc" loext:opacity="100%" style:font-name="Droid Sans Mono" fo:font-size="10.5pt" fo:font-weight="normal" officeooo:rsid="0023c248" officeooo:paragraph-rsid="0023c248" fo:background-color="#1f1f1f"/>
    </style:style>
    <style:style style:name="P15" style:family="paragraph" style:parent-style-name="Standard">
      <style:paragraph-properties style:line-height-at-least="0.503cm"/>
    </style:style>
    <style:style style:name="P16" style:family="paragraph" style:parent-style-name="Standard">
      <style:text-properties fo:color="#ffffff" loext:opacity="100%" style:font-name="Droid Sans Mono" fo:font-size="10.5pt" fo:font-weight="normal" officeooo:rsid="0023c248" officeooo:paragraph-rsid="0023c248" fo:background-color="#000000"/>
    </style:style>
    <style:style style:name="P17" style:family="paragraph" style:parent-style-name="Standard">
      <style:paragraph-properties style:line-height-at-least="0.503cm"/>
      <style:text-properties fo:color="#ffffff" loext:opacity="100%" style:font-name="Droid Sans Mono" fo:font-size="10.5pt" fo:font-weight="normal" fo:background-color="#000000"/>
    </style:style>
    <style:style style:name="P18" style:family="paragraph" style:parent-style-name="Standard">
      <style:text-properties fo:color="#ffffff" loext:opacity="100%" officeooo:rsid="0023c248" officeooo:paragraph-rsid="0023c248"/>
    </style:style>
    <style:style style:name="P19" style:family="paragraph" style:parent-style-name="Standard">
      <style:paragraph-properties style:line-height-at-least="0.503cm"/>
      <style:text-properties fo:color="#ffffff" loext:opacity="100%" fo:background-color="#000000"/>
    </style:style>
    <style:style style:name="P20" style:family="paragraph" style:parent-style-name="Standard">
      <style:text-properties officeooo:rsid="0027660f" officeooo:paragraph-rsid="0027660f"/>
    </style:style>
    <style:style style:name="P21" style:family="paragraph" style:parent-style-name="Standard">
      <style:text-properties officeooo:rsid="002a3d27" officeooo:paragraph-rsid="0023c248"/>
    </style:style>
    <style:style style:name="P22" style:family="paragraph" style:parent-style-name="Standard">
      <style:text-properties officeooo:rsid="002a3d27" officeooo:paragraph-rsid="002a3d27"/>
    </style:style>
    <style:style style:name="P23" style:family="paragraph" style:parent-style-name="Standard">
      <style:text-properties fo:color="#6a9955" loext:opacity="100%" style:font-name="Droid Sans Mono" fo:font-size="10.5pt" fo:font-weight="normal" officeooo:rsid="002a3d27" officeooo:paragraph-rsid="002a3d27" fo:background-color="#1f1f1f"/>
    </style:style>
    <style:style style:name="P24" style:family="paragraph" style:parent-style-name="Standard">
      <style:text-properties fo:color="#6a9955" loext:opacity="100%" style:font-name="Droid Sans Mono" fo:font-size="10.5pt" fo:font-weight="normal" officeooo:rsid="0023c248" officeooo:paragraph-rsid="0023c248" fo:background-color="#1f1f1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e48d8"/>
    </style:style>
    <style:style style:name="T4" style:family="text">
      <style:text-properties officeooo:rsid="001ee17f"/>
    </style:style>
    <style:style style:name="T5" style:family="text">
      <style:text-properties fo:color="#569cd6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4fc1ff" loext:opacity="100%"/>
    </style:style>
    <style:style style:name="T10" style:family="text">
      <style:text-properties fo:color="#d4d4d4" loext:opacity="100%"/>
    </style:style>
    <style:style style:name="T11" style:family="text">
      <style:text-properties fo:color="#ce9178" loext:opacity="100%"/>
    </style:style>
    <style:style style:name="T12" style:family="text">
      <style:text-properties officeooo:rsid="00250052"/>
    </style:style>
    <style:style style:name="T13" style:family="text">
      <style:text-properties officeooo:rsid="0027660f"/>
    </style:style>
    <style:style style:name="T14" style:family="text">
      <style:text-properties fo:color="#808080" loext:opacity="100%"/>
    </style:style>
    <style:style style:name="T15" style:family="text">
      <style:text-properties fo:color="#4ec9b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# Form Data Save and Reset </text:p>
      <text:p text:style-name="Standard"/>
      <text:p text:style-name="Standard">import React, { useState } from 'react';</text:p>
      <text:p text:style-name="Standard"/>
      <text:p text:style-name="Standard">function DisplayData({ data }) {</text:p>
      <text:p text:style-name="Standard"><text:s text:c="4"/>return(</text:p>
      <text:p text:style-name="Standard"><text:s text:c="8"/>&lt;&gt;</text:p>
      <text:p text:style-name="Standard"><text:s text:c="8"/>&lt;h1&gt;Name = {data.name}&lt;/h1&gt;</text:p>
      <text:p text:style-name="Standard"><text:s text:c="8"/>&lt;h2&gt;email = {data.email}&lt;/h2&gt;</text:p>
      <text:p text:style-name="Standard"><text:s text:c="8"/>&lt;h3&gt; address = {data.address}&lt;/h3&gt;</text:p>
      <text:p text:style-name="Standard"><text:s text:c="8"/>&lt;h3&gt; numner = {data.number}&lt;/h3&gt;</text:p>
      <text:p text:style-name="Standard"><text:s text:c="8"/>&lt;/&gt;</text:p>
      <text:p text:style-name="Standard"><text:s text:c="4"/>)</text:p>
      <text:p text:style-name="Standard">}</text:p>
      <text:p text:style-name="Standard"/>
      <text:p text:style-name="Standard">function Form1() {</text:p>
      <text:p text:style-name="Standard"><text:s text:c="4"/>const [name, setname] = useState('');</text:p>
      <text:p text:style-name="Standard"><text:s text:c="4"/>const [email, setemail] = useState('');</text:p>
      <text:p text:style-name="Standard"><text:s text:c="4"/>const [address, setaddress] = useState('');</text:p>
      <text:p text:style-name="Standard"><text:s text:c="4"/>const [number, setnumber] = useState('');</text:p>
      <text:p text:style-name="Standard"/>
      <text:p text:style-name="Standard"/>
      <text:p text:style-name="Standard"><text:s text:c="4"/>const [submitted, setsubmiited] = useState(null);</text:p>
      <text:p text:style-name="Standard"/>
      <text:p text:style-name="Standard"/>
      <text:p text:style-name="Standard"><text:s text:c="4"/>function myfunc(e) {</text:p>
      <text:p text:style-name="Standard"><text:s text:c="8"/>e.preventDefault()</text:p>
      <text:p text:style-name="Standard"><text:s text:c="8"/>setsubmiited({name, email,address,number})</text:p>
      <text:p text:style-name="Standard"/>
      <text:p text:style-name="Standard"><text:s text:c="8"/>setname('')</text:p>
      <text:p text:style-name="Standard"><text:s text:c="8"/>setemail('')</text:p>
      <text:p text:style-name="Standard"><text:s text:c="8"/>setaddress('')</text:p>
      <text:p text:style-name="Standard"><text:s text:c="8"/>setnumber('')</text:p>
      <text:p text:style-name="Standard"><text:s text:c="4"/>}</text:p>
      <text:p text:style-name="Standard"><text:s text:c="4"/></text:p>
      <text:p text:style-name="Standard"/>
      <text:p text:style-name="Standard"/>
      <text:p text:style-name="Standard"><text:s text:c="4"/>return(</text:p>
      <text:p text:style-name="Standard"><text:s text:c="8"/>&lt;&gt;</text:p>
      <text:p text:style-name="Standard"><text:s text:c="8"/>&lt;center&gt;</text:p>
      <text:p text:style-name="Standard"><text:s text:c="12"/>&lt;form onSubmit={myfunc}&gt;</text:p>
      <text:p text:style-name="Standard"><text:s text:c="16"/>&lt;h1&gt;Form&lt;/h1&gt;</text:p>
      <text:p text:style-name="Standard"><text:s text:c="16"/>&lt;input type='text' placeholder='Enter name ' value={name} onChange={(e)=&gt;setname(e.target.value)} /&gt;&lt;br/&gt;</text:p>
      <text:p text:style-name="Standard"><text:s text:c="16"/>&lt;input type='email' placeholder='Enter email ' value={email} onChange={(e)=&gt;setemail(e.target.value)} /&gt;&lt;br/&gt;</text:p>
      <text:p text:style-name="Standard"><text:soft-page-break/><text:s text:c="16"/>&lt;textarea rows={10} cols={10} placeholder='Enter address' value={address} onChange={(e)=&gt;setaddress(e.target.value)} &gt;&lt;/textarea&gt;&lt;br/&gt;</text:p>
      <text:p text:style-name="Standard"><text:s text:c="16"/>&lt;input type='number' placeholder='Enter number ' value={number} onChange={(e)=&gt;setnumber(e.target.value)} <text:s/>/&gt;&lt;br/&gt;</text:p>
      <text:p text:style-name="Standard"><text:s text:c="16"/>&lt;button type='submit'&gt;Submit&lt;/button&gt;</text:p>
      <text:p text:style-name="Standard"><text:s text:c="12"/>&lt;/form&gt;</text:p>
      <text:p text:style-name="Standard"><text:s text:c="12"/></text:p>
      <text:p text:style-name="Standard"><text:s text:c="12"/>{/* {submitted &amp;&amp; (</text:p>
      <text:p text:style-name="Standard"><text:s text:c="20"/>&lt;h3&gt;</text:p>
      <text:p text:style-name="Standard"><text:s text:c="24"/>Outpu{submitted.name}, Email: {submitted.email}, Address: {submitted.address}, Number: {submitted.number}</text:p>
      <text:p text:style-name="Standard"><text:s text:c="20"/>&lt;/h3&gt;</text:p>
      <text:p text:style-name="Standard"><text:s text:c="16"/>)} */}</text:p>
      <text:p text:style-name="Standard"/>
      <text:p text:style-name="Standard"><text:s text:c="16"/>{ submitted &amp;&amp; &lt;DisplayData data ={ submitted } /&gt; }</text:p>
      <text:p text:style-name="Standard"/>
      <text:p text:style-name="Standard"><text:s text:c="8"/>&lt;/center&gt;</text:p>
      <text:p text:style-name="Standard"><text:s text:c="8"/>&lt;/&gt;</text:p>
      <text:p text:style-name="Standard"><text:s text:c="4"/>)</text:p>
      <text:p text:style-name="Standard">}</text:p>
      <text:p text:style-name="Standard"/>
      <text:p text:style-name="Standard">export default Form1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-----------------------------------------------------------------------------------</text:p>
      <text:p text:style-name="Standard"/>
      <text:p text:style-name="Standard"/>
      <text:p text:style-name="P1">2<text:span text:style-name="T1">nd</text:span> <text:s/>Method to show the data :-</text:p>
      <text:p text:style-name="P1"/>
      <text:p text:style-name="P1"><text:s/>{/* {submitted &amp;&amp; (</text:p>
      <text:p text:style-name="P1"><text:s text:c="20"/>&lt;h3&gt;</text:p>
      <text:p text:style-name="P1"><text:s text:c="24"/>Outpu{submitted.name}, Email: {submitted.email}, Address: {submitted.address}, Number: {submitted.number}</text:p>
      <text:p text:style-name="P1"><text:s text:c="20"/>&lt;/h3&gt;</text:p>
      <text:p text:style-name="P1"><text:s text:c="16"/>)} */}</text:p>
      <text:p text:style-name="P1"/>
      <text:p text:style-name="P1"/>
      <text:p text:style-name="P1"/>
      <text:p text:style-name="P1">-----------------------------------------------------------</text:p>
      <text:p text:style-name="P1"/>
      <text:p text:style-name="P1"/>
      <text:p text:style-name="P2">3<text:span text:style-name="T1">rd</text:span><text:span text:style-name="T2"> <text:s/>METHOD :-</text:span></text:p>
      <text:p text:style-name="P2"/>
      <text:p text:style-name="P2"><text:soft-page-break/>import React, { useState } from 'react';</text:p>
      <text:p text:style-name="P2">import Modal from 'react-modal';</text:p>
      <text:p text:style-name="P2"/>
      <text:p text:style-name="P2">Modal.setAppElement('#root');</text:p>
      <text:p text:style-name="P2"/>
      <text:p text:style-name="P2"/>
      <text:p text:style-name="P2">function DisplayData({ data }) {</text:p>
      <text:p text:style-name="P2"><text:s text:c="4"/>return(</text:p>
      <text:p text:style-name="P2"><text:s text:c="8"/>&lt;&gt;</text:p>
      <text:p text:style-name="P2"><text:s text:c="8"/>&lt;h1&gt;Name = {data.name}&lt;/h1&gt;</text:p>
      <text:p text:style-name="P2"><text:s text:c="8"/>&lt;h2&gt;email = {data.email}&lt;/h2&gt;</text:p>
      <text:p text:style-name="P2"><text:s text:c="8"/>&lt;h3&gt; address = {data.address}&lt;/h3&gt;</text:p>
      <text:p text:style-name="P2"><text:s text:c="8"/>&lt;h3&gt; numner = {data.number}&lt;/h3&gt;</text:p>
      <text:p text:style-name="P2"><text:s text:c="8"/>&lt;/&gt;</text:p>
      <text:p text:style-name="P2"><text:s text:c="4"/>)</text:p>
      <text:p text:style-name="P2">}</text:p>
      <text:p text:style-name="P2"/>
      <text:p text:style-name="P2">function Form1() {</text:p>
      <text:p text:style-name="P2"><text:s text:c="4"/>const [name, setname] = useState('');</text:p>
      <text:p text:style-name="P2"><text:s text:c="4"/>const [email, setemail] = useState('');</text:p>
      <text:p text:style-name="P2"><text:s text:c="4"/>const [address, setaddress] = useState('');</text:p>
      <text:p text:style-name="P2"><text:s text:c="4"/>const [number, setnumber] = useState('');</text:p>
      <text:p text:style-name="P2"><text:s text:c="4"/>const [modalIsOpen, setModalIsOpen] = useState(false);</text:p>
      <text:p text:style-name="P2"/>
      <text:p text:style-name="P2"/>
      <text:p text:style-name="P2"><text:s text:c="4"/>const [submitted, setsubmiited] = useState(null);</text:p>
      <text:p text:style-name="P2"/>
      <text:p text:style-name="P2"/>
      <text:p text:style-name="P2"><text:s text:c="4"/>function myfunc(e) {</text:p>
      <text:p text:style-name="P2"><text:s text:c="8"/>e.preventDefault()</text:p>
      <text:p text:style-name="P2"><text:s text:c="8"/>setsubmiited({name, email,address,number})</text:p>
      <text:p text:style-name="P2"><text:s text:c="8"/>setModalIsOpen(true);</text:p>
      <text:p text:style-name="P2"/>
      <text:p text:style-name="P2"><text:s text:c="8"/>setname('')</text:p>
      <text:p text:style-name="P2"><text:s text:c="8"/>setemail('')</text:p>
      <text:p text:style-name="P2"><text:s text:c="8"/>setaddress('')</text:p>
      <text:p text:style-name="P2"><text:s text:c="8"/>setnumber('')</text:p>
      <text:p text:style-name="P2"><text:s text:c="4"/>}</text:p>
      <text:p text:style-name="P2"><text:s text:c="4"/></text:p>
      <text:p text:style-name="P2"><text:s text:c="4"/>function closeModal() {</text:p>
      <text:p text:style-name="P2"><text:s text:c="8"/>setModalIsOpen(false);</text:p>
      <text:p text:style-name="P2"><text:s text:c="4"/>}</text:p>
      <text:p text:style-name="P2"/>
      <text:p text:style-name="P2"/>
      <text:p text:style-name="P2"><text:s text:c="4"/>return(</text:p>
      <text:p text:style-name="P2"><text:s text:c="8"/>&lt;&gt;</text:p>
      <text:p text:style-name="P2"><text:s text:c="8"/>&lt;center&gt;</text:p>
      <text:p text:style-name="P2"><text:s text:c="12"/>&lt;form onSubmit={myfunc}&gt;</text:p>
      <text:p text:style-name="P2"><text:s text:c="16"/>&lt;h1&gt;Form&lt;/h1&gt;</text:p>
      <text:p text:style-name="P2"><text:soft-page-break/><text:s text:c="16"/>&lt;input type='text' placeholder='Enter name ' value={name} onChange={(e)=&gt;setname(e.target.value)} /&gt;&lt;br/&gt;</text:p>
      <text:p text:style-name="P2"><text:s text:c="16"/>&lt;input type='email' placeholder='Enter email ' value={email} onChange={(e)=&gt;setemail(e.target.value)} /&gt;&lt;br/&gt;</text:p>
      <text:p text:style-name="P2"><text:s text:c="16"/>&lt;textarea rows={10} cols={10} placeholder='Enter address' value={address} onChange={(e)=&gt;setaddress(e.target.value)} &gt;&lt;/textarea&gt;&lt;br/&gt;</text:p>
      <text:p text:style-name="P2"><text:s text:c="16"/>&lt;input type='number' placeholder='Enter number ' value={number} onChange={(e)=&gt;setnumber(e.target.value)} <text:s/>/&gt;&lt;br/&gt;</text:p>
      <text:p text:style-name="P2"><text:s text:c="16"/>&lt;button type='submit'&gt;Submit&lt;/button&gt;</text:p>
      <text:p text:style-name="P2"><text:s text:c="12"/>&lt;/form&gt;</text:p>
      <text:p text:style-name="P2"><text:s text:c="12"/></text:p>
      <text:p text:style-name="P2"/>
      <text:p text:style-name="P2"/>
      <text:p text:style-name="P2">{/* First Method */}</text:p>
      <text:p text:style-name="P2"/>
      <text:p text:style-name="P2"/>
      <text:p text:style-name="P2"><text:s text:c="12"/>{/* {submitted &amp;&amp; (</text:p>
      <text:p text:style-name="P2"><text:s text:c="20"/>&lt;h3&gt;</text:p>
      <text:p text:style-name="P2"><text:s text:c="24"/>Outpu{submitted.name}, Email: {submitted.email}, Address: {submitted.address}, Number: {submitted.number}</text:p>
      <text:p text:style-name="P2"><text:s text:c="20"/>&lt;/h3&gt;</text:p>
      <text:p text:style-name="P2"><text:s text:c="16"/>)} */}</text:p>
      <text:p text:style-name="P2"/>
      <text:p text:style-name="P2"/>
      <text:p text:style-name="P2"/>
      <text:p text:style-name="P2">{/* Second Method */}</text:p>
      <text:p text:style-name="P2"/>
      <text:p text:style-name="P2"/>
      <text:p text:style-name="P2"/>
      <text:p text:style-name="P2"><text:s text:c="16"/>{/* { submitted &amp;&amp; &lt;DisplayData data ={ submitted } /&gt; } */}</text:p>
      <text:p text:style-name="P2"/>
      <text:p text:style-name="P2"/>
      <text:p text:style-name="P2">{/* THird Method <text:s text:c="15"/>*/}</text:p>
      <text:p text:style-name="P2"/>
      <text:p text:style-name="P2"/>
      <text:p text:style-name="P2"/>
      <text:p text:style-name="P2"><text:s text:c="16"/>&lt;Modal </text:p>
      <text:p text:style-name="P2"><text:s text:c="16"/>isOpen={modalIsOpen}</text:p>
      <text:p text:style-name="P2"><text:s text:c="16"/>onRequestClose={closeModal}</text:p>
      <text:p text:style-name="P2"><text:s text:c="16"/>contentLabel="Submitted Data"</text:p>
      <text:p text:style-name="P2"><text:s text:c="16"/>&gt;</text:p>
      <text:p text:style-name="P2"/>
      <text:p text:style-name="P2">&lt;h2&gt;Submitted Data&lt;/h2&gt;</text:p>
      <text:p text:style-name="P2"><text:s text:c="16"/>&lt;p&gt;Name: {submitted?.name}&lt;/p&gt;</text:p>
      <text:p text:style-name="P2"><text:s text:c="16"/>&lt;p&gt;Email: {submitted?.email}&lt;/p&gt;</text:p>
      <text:p text:style-name="P2"><text:s text:c="16"/>&lt;p&gt;Address: {submitted?.address}&lt;/p&gt;</text:p>
      <text:p text:style-name="P2"><text:s text:c="16"/>&lt;p&gt;Number: {submitted?.number}&lt;/p&gt;</text:p>
      <text:p text:style-name="P2"><text:s text:c="16"/>&lt;button onClick={closeModal}&gt;Close&lt;/button&gt;</text:p>
      <text:p text:style-name="P2"/>
      <text:p text:style-name="P2"><text:soft-page-break/><text:s text:c="16"/>&lt;/Modal&gt;</text:p>
      <text:p text:style-name="P2"/>
      <text:p text:style-name="P2"><text:s text:c="8"/>&lt;/center&gt;</text:p>
      <text:p text:style-name="P2"><text:s text:c="8"/>&lt;/&gt;</text:p>
      <text:p text:style-name="P2"><text:s text:c="4"/>)</text:p>
      <text:p text:style-name="P2">}</text:p>
      <text:p text:style-name="P2"/>
      <text:p text:style-name="P2">export default Form1;</text:p>
      <text:p text:style-name="P2"/>
      <text:p text:style-name="P2"/>
      <text:p text:style-name="P2"/>
      <text:p text:style-name="P2">------------------------------------COMPLETE----------------------------------------------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SE REF</text:p>
      <text:p text:style-name="P3"/>
      <text:p text:style-name="P3"/>
      <text:p text:style-name="P3"/>
      <text:p text:style-name="P3">import React, { useRef } from "react";</text:p>
      <text:p text:style-name="P3"/>
      <text:p text:style-name="P3"/>
      <text:p text:style-name="P3">function Hooks() {</text:p>
      <text:p text:style-name="P3"/>
      <text:p text:style-name="P3"><text:s text:c="4"/>const usenameRef = useRef(null);</text:p>
      <text:p text:style-name="P3"><text:s text:c="4"/>const passwordRef = useRef(null);</text:p>
      <text:p text:style-name="P3"/>
      <text:p text:style-name="P3"><text:s text:c="4"/>const handleSubmit = (e) =&gt; {</text:p>
      <text:p text:style-name="P3"><text:s text:c="8"/>e.preventDefault();</text:p>
      <text:p text:style-name="P3"><text:s text:c="8"/>console.log('username',usenameRef.current.value);</text:p>
      <text:p text:style-name="P3"><text:s text:c="8"/>console.log('password',usenameRef.current.value)</text:p>
      <text:p text:style-name="P3"><text:s text:c="4"/>}</text:p>
      <text:p text:style-name="P3"/>
      <text:p text:style-name="P3"><text:s text:c="4"/>const focusUsername = () =&gt; {</text:p>
      <text:p text:style-name="P3"><text:s text:c="8"/>usenameRef.current.focus();</text:p>
      <text:p text:style-name="P3"><text:s text:c="4"/>}</text:p>
      <text:p text:style-name="P3"/>
      <text:p text:style-name="P3"><text:s text:c="4"/>return(</text:p>
      <text:p text:style-name="P3"/>
      <text:p text:style-name="P3"><text:s text:c="8"/>&lt;&gt;</text:p>
      <text:p text:style-name="P3"><text:s text:c="8"/>&lt;form onClick={handleSubmit}&gt;</text:p>
      <text:p text:style-name="P3"><text:s text:c="12"/>&lt;input ref={usenameRef} type="text" placeholder="Name" /&gt;</text:p>
      <text:p text:style-name="P3"><text:s text:c="12"/>&lt;input ref={passwordRef} type="password" placeholder="Enter password" /&gt;</text:p>
      <text:p text:style-name="P3"><text:s text:c="12"/>&lt;button type="submit"&gt;Submit&lt;/button&gt;</text:p>
      <text:p text:style-name="P3"><text:s text:c="8"/>&lt;/form&gt;</text:p>
      <text:p text:style-name="P3"><text:soft-page-break/></text:p>
      <text:p text:style-name="P3"><text:s text:c="8"/>&lt;button onClick={focusUsername}&gt;FocusUserName&lt;/button&gt;</text:p>
      <text:p text:style-name="P3"><text:s text:c="8"/></text:p>
      <text:p text:style-name="P3"><text:s text:c="8"/></text:p>
      <text:p text:style-name="P3"><text:s text:c="8"/>&lt;/&gt;</text:p>
      <text:p text:style-name="P3"><text:s text:c="4"/>)</text:p>
      <text:p text:style-name="P3">}</text:p>
      <text:p text:style-name="P3"/>
      <text:p text:style-name="P3">export default Hooks;</text:p>
      <text:p text:style-name="P3"/>
      <text:p text:style-name="P3"/>
      <text:p text:style-name="P3"/>
      <text:p text:style-name="P3">-------------------------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2<text:span text:style-name="T1">nd</text:span> method of USE REF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mport React, { useEffect, useRef, useState } from "react";</text:p>
      <text:p text:style-name="P3"/>
      <text:p text:style-name="P3"/>
      <text:p text:style-name="P3">function Hooks() {</text:p>
      <text:p text:style-name="P3"/>
      <text:p text:style-name="P3"><text:s text:c="4"/>const colorChange = useRef(null);</text:p>
      <text:p text:style-name="P3"><text:s text:c="4"/>const [count, setcount] = useState(0);</text:p>
      <text:p text:style-name="P3"/>
      <text:p text:style-name="P3"/>
      <text:p text:style-name="P3"><text:s text:c="4"/>function changeColor() {</text:p>
      <text:p text:style-name="P3"><text:s text:c="8"/>if(colorChange.current) {</text:p>
      <text:p text:style-name="P3"><text:s text:c="12"/>colorChange.current.style.backgroundColor = 'blue';</text:p>
      <text:p text:style-name="P3"><text:s text:c="12"/>colorChange.current.style.width = '200px';</text:p>
      <text:p text:style-name="P3"><text:s text:c="12"/>colorChange.current.style.height = '200px'</text:p>
      <text:p text:style-name="P3"><text:s text:c="8"/>}</text:p>
      <text:p text:style-name="P3"><text:s text:c="4"/>}</text:p>
      <text:p text:style-name="P3"/>
      <text:p text:style-name="P3"><text:s text:c="4"/>useEffect(() =&gt; {</text:p>
      <text:p text:style-name="P3"><text:s text:c="8"/>setTimeout(() =&gt; {</text:p>
      <text:p text:style-name="P3"><text:s text:c="12"/>setcount(count+1)</text:p>
      <text:p text:style-name="P3"><text:s text:c="8"/>}, 4000);</text:p>
      <text:p text:style-name="P3"><text:s text:c="4"/>})</text:p>
      <text:p text:style-name="P3"/>
      <text:p text:style-name="P3"><text:s text:c="4"/>return(</text:p>
      <text:p text:style-name="P3"/>
      <text:p text:style-name="P3"><text:s text:c="8"/>&lt;&gt;</text:p>
      <text:p text:style-name="P3"><text:s text:c="8"/>&lt;h1&gt;Change COlor&lt;/h1&gt;</text:p>
      <text:p text:style-name="P3"><text:s text:c="8"/>&lt;h1&gt;Count = {count}&lt;/h1&gt;</text:p>
      <text:p text:style-name="P3"/>
      <text:p text:style-name="P3"><text:s text:c="8"/>&lt;div ref={colorChange} style={{ width:'100px', height:'100px', backgroundColor:'lightcoral'}}&gt;BOX&lt;/div&gt;</text:p>
      <text:p text:style-name="P3"/>
      <text:p text:style-name="P3"><text:s text:c="8"/>&lt;button onClick={()=&gt;changeColor()}&gt;ChangeClocor&lt;/button&gt;</text:p>
      <text:p text:style-name="P3"><text:s text:c="8"/></text:p>
      <text:p text:style-name="P3"><text:s text:c="8"/>&lt;/&gt;</text:p>
      <text:p text:style-name="P3"><text:s text:c="4"/>)</text:p>
      <text:p text:style-name="P3">}</text:p>
      <text:p text:style-name="P3"/>
      <text:p text:style-name="P3">export default Hooks;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------------------------------------------------------------------------------------------------</text:p>
      <text:p text:style-name="P4"/>
      <text:p text:style-name="P4"/>
      <text:p text:style-name="P4"/>
      <text:p text:style-name="P4"/>
      <text:p text:style-name="P5">USE REDUCER API FetCH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mport axios from 'axios';</text:p>
      <text:p text:style-name="P5">import React, { <text:s/>useEffect, useReducer } from 'react'</text:p>
      <text:p text:style-name="P5"/>
      <text:p text:style-name="P5">const initialState = {</text:p>
      <text:p text:style-name="P5"><text:s text:c="4"/>data : [],</text:p>
      <text:p text:style-name="P5"><text:s text:c="4"/>loading: true,</text:p>
      <text:p text:style-name="P5"><text:s text:c="4"/>error: null,</text:p>
      <text:p text:style-name="P5">}</text:p>
      <text:p text:style-name="P5"/>
      <text:p text:style-name="P5">function reducer(state, action) {</text:p>
      <text:p text:style-name="P5"><text:s text:c="4"/>switch(action.type) {</text:p>
      <text:p text:style-name="P5"><text:s text:c="8"/>case "Fetch_Success":</text:p>
      <text:p text:style-name="P5"><text:s text:c="12"/>return {...state, data: action.payload, loading: false, error: null};</text:p>
      <text:p text:style-name="P5"><text:s text:c="8"/></text:p>
      <text:p text:style-name="P5"><text:s text:c="8"/>case 'Fetch_Error':</text:p>
      <text:p text:style-name="P5"><text:s text:c="12"/>return { ...state, loading: false, error: action.payload};</text:p>
      <text:p text:style-name="P5"><text:soft-page-break/><text:s text:c="8"/>default:</text:p>
      <text:p text:style-name="P5"><text:s text:c="12"/>return state;</text:p>
      <text:p text:style-name="P5"><text:s text:c="4"/>}</text:p>
      <text:p text:style-name="P5">}</text:p>
      <text:p text:style-name="P5"/>
      <text:p text:style-name="P5"/>
      <text:p text:style-name="P5"/>
      <text:p text:style-name="P5">function APIUseReducer() {</text:p>
      <text:p text:style-name="P5"/>
      <text:p text:style-name="P5"><text:s text:c="4"/>const [state,dispatch] = useReducer(reducer, initialState);</text:p>
      <text:p text:style-name="P5"/>
      <text:p text:style-name="P5"><text:s text:c="4"/>useEffect(() =&gt; {</text:p>
      <text:p text:style-name="P5"><text:s text:c="8"/>apiData();</text:p>
      <text:p text:style-name="P5"><text:s text:c="4"/>},[])</text:p>
      <text:p text:style-name="P5"/>
      <text:p text:style-name="P5"><text:s text:c="4"/>async function apiData() {</text:p>
      <text:p text:style-name="P5"><text:s text:c="8"/>try {</text:p>
      <text:p text:style-name="P5"><text:s text:c="12"/>const api = await axios.get('https://jsonplaceholder.typicode.com/posts')</text:p>
      <text:p text:style-name="P5"><text:s text:c="12"/>dispatch({ type: "Fetch_Success", payload: api.data});</text:p>
      <text:p text:style-name="P5"><text:s text:c="8"/>} catch (error) {</text:p>
      <text:p text:style-name="P5"><text:s text:c="12"/>dispatch({ type: 'Fetch_Error', payload: error.message});</text:p>
      <text:p text:style-name="P5"><text:s text:c="8"/>}</text:p>
      <text:p text:style-name="P5"><text:s text:c="4"/>}</text:p>
      <text:p text:style-name="P5"/>
      <text:p text:style-name="P5"><text:s text:c="4"/>const { data, loading, error } = state;</text:p>
      <text:p text:style-name="P5"/>
      <text:p text:style-name="P5"><text:s text:c="4"/>if (loading) <text:s/>return &lt;p&gt;Loading ...&lt;/p&gt;</text:p>
      <text:p text:style-name="P5"><text:s text:c="4"/>if (error) return &lt;p&gt;Error: {error}&lt;/p&gt;</text:p>
      <text:p text:style-name="P5"/>
      <text:p text:style-name="P5"><text:s text:c="2"/>return (</text:p>
      <text:p text:style-name="P5"><text:s text:c="4"/>&lt;&gt;</text:p>
      <text:p text:style-name="P5"><text:s text:c="4"/>&lt;ul&gt;</text:p>
      <text:p text:style-name="P5"><text:s text:c="8"/>{</text:p>
      <text:p text:style-name="P5"><text:s text:c="12"/>data.map((item) =&gt; {</text:p>
      <text:p text:style-name="P5"><text:s text:c="16"/>return(</text:p>
      <text:p text:style-name="P5"><text:s text:c="20"/>&lt;li key={item.id}&gt;{item.title}&lt;/li&gt;</text:p>
      <text:p text:style-name="P5"><text:s text:c="16"/>) </text:p>
      <text:p text:style-name="P5"><text:s text:c="12"/>})</text:p>
      <text:p text:style-name="P5"><text:s text:c="8"/>}</text:p>
      <text:p text:style-name="P5"><text:s text:c="4"/>&lt;/ul&gt;</text:p>
      <text:p text:style-name="P5"><text:s text:c="4"/></text:p>
      <text:p text:style-name="P5"><text:s text:c="4"/></text:p>
      <text:p text:style-name="P5"><text:s text:c="4"/>&lt;/&gt;</text:p>
      <text:p text:style-name="P5"><text:s text:c="2"/>)</text:p>
      <text:p text:style-name="P5">}</text:p>
      <text:p text:style-name="P5"/>
      <text:p text:style-name="P5">export default APIUseReducer</text:p>
      <text:p text:style-name="P5"/>
      <text:p text:style-name="P5"/>
      <text:p text:style-name="P5"><text:soft-page-break/></text:p>
      <text:p text:style-name="P5">----------------------------------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6">TO DO LIST ADD </text:p>
      <text:p text:style-name="P6"/>
      <text:p text:style-name="P6">TWO <text:s/>Componets </text:p>
      <text:p text:style-name="P6"/>
      <text:p text:style-name="P6">reducer.js</text:p>
      <text:p text:style-name="P6"/>
      <text:p text:style-name="P6">GetReducer.js only call hoga App.js me</text:p>
      <text:p text:style-name="P6"/>
      <text:p text:style-name="P6"/>
      <text:p text:style-name="P6"/>
      <text:p text:style-name="P6"/>
      <text:p text:style-name="P6"/>
      <text:p text:style-name="P6">reducer.js</text:p>
      <text:p text:style-name="P6"/>
      <text:p text:style-name="P6"/>
      <text:p text:style-name="P6"/>
      <text:p text:style-name="P6">// Action Types </text:p>
      <text:p text:style-name="P6"/>
      <text:p text:style-name="P6">import { act } from "react";</text:p>
      <text:p text:style-name="P6"/>
      <text:p text:style-name="P6">export const add_todo = 'add_todo';</text:p>
      <text:p text:style-name="P6">export const remove_todo = 'remove_todo';</text:p>
      <text:p text:style-name="P6">export const toggle_todo = 'toggle_todo';</text:p>
      <text:p text:style-name="P6"/>
      <text:p text:style-name="P6">export const initialState = {</text:p>
      <text:p text:style-name="P6"><text:s text:c="4"/>todos: [],</text:p>
      <text:p text:style-name="P6">};</text:p>
      <text:p text:style-name="P6"/>
      <text:p text:style-name="P6"/>
      <text:p text:style-name="P6">export function Reducer(state,action) {</text:p>
      <text:p text:style-name="P6"><text:s text:c="4"/>switch(action.type) {</text:p>
      <text:p text:style-name="P6"><text:s text:c="8"/>case add_todo:</text:p>
      <text:p text:style-name="P6"><text:s text:c="12"/>return {...state, todos: [...state.todos, action.payload]}</text:p>
      <text:p text:style-name="P6"><text:s text:c="8"/></text:p>
      <text:p text:style-name="P6"><text:s text:c="8"/>case remove_todo:</text:p>
      <text:p text:style-name="P6"><text:s text:c="12"/>return {...state, todos: state.todos.filter(todo =&gt;todo.id !== action.payload)};</text:p>
      <text:p text:style-name="P6"/>
      <text:p text:style-name="P6"><text:s text:c="8"/>case toggle_todo:</text:p>
      <text:p text:style-name="P6"><text:s text:c="12"/>return {</text:p>
      <text:p text:style-name="P6"><text:s text:c="16"/>...state,</text:p>
      <text:p text:style-name="P6"><text:s text:c="16"/>todos: state.todos.map(todo =&gt; {</text:p>
      <text:p text:style-name="P6"><text:s text:c="20"/>todo.id === action.payload ? { ...todo, completed: !todo.completed}: todo</text:p>
      <text:p text:style-name="P6"><text:soft-page-break/><text:s text:c="16"/>})</text:p>
      <text:p text:style-name="P6"><text:s text:c="12"/>};</text:p>
      <text:p text:style-name="P6"><text:s text:c="8"/>default:</text:p>
      <text:p text:style-name="P6"><text:s text:c="12"/>return state;</text:p>
      <text:p text:style-name="P6"><text:s text:c="8"/></text:p>
      <text:p text:style-name="P6"><text:s text:c="4"/>}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--------------</text:p>
      <text:p text:style-name="P6"/>
      <text:p text:style-name="P6">getReducer.j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import React, { useReducer, useState } from 'react'</text:p>
      <text:p text:style-name="P6">import { Reducer, initialState,add_todo,remove_todo, toggle_todo } from './Reducers'</text:p>
      <text:p text:style-name="P6"/>
      <text:p text:style-name="P6">function GetReducer() {</text:p>
      <text:p text:style-name="P6"><text:s text:c="4"/>const [state, dispatch] = useReducer(Reducer, initialState);</text:p>
      <text:p text:style-name="P6"><text:s text:c="4"/>const [todoText, settodoText] = useState('');</text:p>
      <text:p text:style-name="P6"/>
      <text:p text:style-name="P6"/>
      <text:p text:style-name="P6"><text:soft-page-break/><text:s text:c="4"/>const handleAddToDo =() =&gt; {</text:p>
      <text:p text:style-name="P6"><text:s text:c="8"/>if(todoText.trim()) {</text:p>
      <text:p text:style-name="P6"><text:s text:c="12"/>dispatch({ type: add_todo, payload: {id: Date.now(), text:todoText, completed: false} }),</text:p>
      <text:p text:style-name="P6"><text:s text:c="12"/>settodoText('');</text:p>
      <text:p text:style-name="P6"><text:s text:c="8"/>}</text:p>
      <text:p text:style-name="P6"><text:s text:c="4"/>}</text:p>
      <text:p text:style-name="P6"/>
      <text:p text:style-name="P6"/>
      <text:p text:style-name="P6"><text:s text:c="4"/>const handleRemoveToDo = (id) =&gt; {</text:p>
      <text:p text:style-name="P6"><text:s text:c="8"/>dispatch({ type: remove_todo, payload: id});</text:p>
      <text:p text:style-name="P6"><text:s text:c="4"/>};</text:p>
      <text:p text:style-name="P6"/>
      <text:p text:style-name="P6"><text:s text:c="4"/>const handleToggleTodo = (id) =&gt; {</text:p>
      <text:p text:style-name="P6"><text:s text:c="8"/>dispatch({ type: toggle_todo, payload: id})</text:p>
      <text:p text:style-name="P6"><text:s text:c="4"/>}</text:p>
      <text:p text:style-name="P6"/>
      <text:p text:style-name="P6"><text:s text:c="2"/>return (</text:p>
      <text:p text:style-name="P6"><text:s text:c="4"/>&lt;&gt;</text:p>
      <text:p text:style-name="P6"><text:s text:c="4"/>&lt;h1&gt;Todo List&lt;/h1&gt;</text:p>
      <text:p text:style-name="P6"><text:s text:c="4"/>&lt;input type='text' placeholder='todo name' value={todoText} onChange={(e)=&gt;settodoText(e.target.value)}&gt;&lt;/input&gt;</text:p>
      <text:p text:style-name="P6"/>
      <text:p text:style-name="P6"><text:s text:c="4"/>&lt;button onClick={(handleAddToDo)}&gt;uttonAddTODo&lt;/button&gt;</text:p>
      <text:p text:style-name="P6"><text:s text:c="4"/>&lt;ul&gt;</text:p>
      <text:p text:style-name="P6"><text:s text:c="8"/>{state.todos.map(todo =&gt; (</text:p>
      <text:p text:style-name="P6"><text:s text:c="10"/>&lt;li key={todo.id}&gt;</text:p>
      <text:p text:style-name="P6"><text:s text:c="12"/>&lt;span</text:p>
      <text:p text:style-name="P6"><text:s text:c="14"/>style={{ textDecoration: todo.completed ? 'line-through' : 'none' }}</text:p>
      <text:p text:style-name="P6"><text:s text:c="14"/>onClick={() =&gt; handleToggleTodo(todo.id)}</text:p>
      <text:p text:style-name="P6"><text:s text:c="12"/>&gt;</text:p>
      <text:p text:style-name="P6"><text:s text:c="14"/>{todo.text}</text:p>
      <text:p text:style-name="P6"><text:s text:c="12"/>&lt;/span&gt;</text:p>
      <text:p text:style-name="P6"><text:s text:c="12"/>&lt;button onClick={() =&gt; handleRemoveToDo(todo.id)}&gt;Remove&lt;/button&gt;</text:p>
      <text:p text:style-name="P6"><text:s text:c="10"/>&lt;/li&gt;</text:p>
      <text:p text:style-name="P6"><text:s text:c="8"/>))}</text:p>
      <text:p text:style-name="P6"><text:s text:c="6"/>&lt;/ul&gt;</text:p>
      <text:p text:style-name="P6"><text:s text:c="4"/></text:p>
      <text:p text:style-name="P6"><text:s text:c="4"/>&lt;/&gt;</text:p>
      <text:p text:style-name="P6"><text:s text:c="2"/>)</text:p>
      <text:p text:style-name="P6">}</text:p>
      <text:p text:style-name="P6"/>
      <text:p text:style-name="P6">export default GetReducer;</text:p>
      <text:p text:style-name="P6"/>
      <text:p text:style-name="P6"/>
      <text:p text:style-name="P6"/>
      <text:p text:style-name="P6"/>
      <text:p text:style-name="P6">---------------------------------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--------------------------Complete-------------------------------</text:p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------------------------------------------<text:span text:style-name="T3">TODO LIST----------------------------</text:span></text:p>
      <text:p text:style-name="P5"/>
      <text:p text:style-name="P5">import React, { useState } from 'react'</text:p>
      <text:p text:style-name="P5">import "./TODO.css";</text:p>
      <text:p text:style-name="P5">import Child from './Child';</text:p>
      <text:p text:style-name="P5"/>
      <text:p text:style-name="P5">function Parent() {</text:p>
      <text:p text:style-name="P5"/>
      <text:p text:style-name="P5"><text:s text:c="2"/>const [ data, setdata ] = useState('');</text:p>
      <text:p text:style-name="P5"><text:s text:c="2"/>const [ item, setitem ] = useState([]);</text:p>
      <text:p text:style-name="P5"><text:s text:c="2"/>const [editIndex, setEditIndex] = useState(null);</text:p>
      <text:p text:style-name="P5"/>
      <text:p text:style-name="P5"><text:s text:c="2"/>function myfunc(e) {</text:p>
      <text:p text:style-name="P5"><text:s text:c="4"/>e.preventDefault();</text:p>
      <text:p text:style-name="P5"><text:s text:c="4"/>if (data.trim()) {</text:p>
      <text:p text:style-name="P5"><text:s text:c="6"/>if (editIndex !== null) {</text:p>
      <text:p text:style-name="P5"><text:s text:c="8"/>const updatedItems = item.map((item, index) =&gt; </text:p>
      <text:p text:style-name="P5"><text:s text:c="10"/>index === editIndex ? data : item</text:p>
      <text:p text:style-name="P5"><text:s text:c="8"/>);</text:p>
      <text:p text:style-name="P5"><text:s text:c="8"/>setitem(updatedItems);</text:p>
      <text:p text:style-name="P5"><text:s text:c="8"/>setEditIndex(null);</text:p>
      <text:p text:style-name="P5"><text:s text:c="6"/></text:p>
      <text:p text:style-name="P5"><text:s text:c="6"/>} else {</text:p>
      <text:p text:style-name="P5"><text:s text:c="8"/>setitem([...item, data])</text:p>
      <text:p text:style-name="P5"><text:s text:c="6"/>}</text:p>
      <text:p text:style-name="P5"><text:s text:c="6"/>setdata('');</text:p>
      <text:p text:style-name="P5"><text:s text:c="4"/>}</text:p>
      <text:p text:style-name="P5"><text:s text:c="2"/>}</text:p>
      <text:p text:style-name="P5"/>
      <text:p text:style-name="P5"/>
      <text:p text:style-name="P5"/>
      <text:p text:style-name="P5">// <text:s/><text:span text:style-name="T4">Second Method:</text:span></text:p>
      <text:p text:style-name="P5"/>
      <text:p text:style-name="P5"/>
      <text:p text:style-name="P8"><text:span text:style-name="T5">function</text:span> <text:span text:style-name="T6">myfunc</text:span>(<text:span text:style-name="T7">e</text:span>) {</text:p>
      <text:p text:style-name="P7"><text:span text:style-name="T7">e</text:span>.<text:span text:style-name="T6">preventDefault</text:span>();</text:p>
      <text:p text:style-name="P7"><text:span text:style-name="T8">if</text:span>(<text:span text:style-name="T9">data</text:span>.<text:span text:style-name="T6">trim</text:span>()) {</text:p>
      <text:p text:style-name="P7"><text:span text:style-name="T8">if</text:span>(<text:span text:style-name="T9">editIndex</text:span> <text:span text:style-name="T10">!==</text:span> <text:span text:style-name="T5">null</text:span>) {</text:p>
      <text:p text:style-name="P7"><text:span text:style-name="T5">const</text:span> <text:span text:style-name="T9">itemString</text:span> <text:span text:style-name="T10">=</text:span> <text:span text:style-name="T9">item</text:span>.<text:span text:style-name="T6">join</text:span>(<text:span text:style-name="T11">'|'</text:span>);</text:p>
      <text:p text:style-name="P7"><text:span text:style-name="T5">const</text:span> <text:span text:style-name="T9">updateItemString</text:span> <text:span text:style-name="T10">=</text:span> <text:span text:style-name="T9">itemString</text:span>.<text:span text:style-name="T6">replace</text:span>(<text:span text:style-name="T9">item</text:span>[<text:span text:style-name="T9">editIndex</text:span>],<text:span text:style-name="T9">data</text:span>);</text:p>
      <text:p text:style-name="P7"><text:span text:style-name="T5">const</text:span> <text:span text:style-name="T9">updatedItems</text:span> <text:span text:style-name="T10">=</text:span> <text:span text:style-name="T9">updateItemString</text:span>.<text:span text:style-name="T6">split</text:span>(<text:span text:style-name="T11">'|'</text:span>);</text:p>
      <text:p text:style-name="P7"><text:span text:style-name="T6">setitem</text:span>(<text:span text:style-name="T9">updatedItems</text:span>);</text:p>
      <text:p text:style-name="P7"><text:soft-page-break/><text:span text:style-name="T6">setEditIndex</text:span>(<text:span text:style-name="T5">null</text:span>);</text:p>
      <text:p text:style-name="P7">} <text:span text:style-name="T8">else</text:span> {</text:p>
      <text:p text:style-name="P7"><text:span text:style-name="T6">setitem</text:span>([<text:span text:style-name="T10">...</text:span><text:span text:style-name="T9">item</text:span>, <text:span text:style-name="T9">data</text:span>]);</text:p>
      <text:p text:style-name="P7">}</text:p>
      <text:p text:style-name="P7"><text:span text:style-name="T6">setdata</text:span>(<text:span text:style-name="T11">''</text:span>);</text:p>
      <text:p text:style-name="P7">}</text:p>
      <text:p text:style-name="P7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5">function</text:span> <text:span text:style-name="T6">handleAllData</text:span>(<text:span text:style-name="T7">e</text:span>) {</text:p>
      <text:p text:style-name="P7"><text:span text:style-name="T7">e</text:span>.<text:span text:style-name="T6">preventDefault</text:span>();</text:p>
      <text:p text:style-name="P7"><text:span text:style-name="T8">if</text:span>(<text:span text:style-name="T9">item</text:span>.<text:span text:style-name="T6">trim</text:span>()) {</text:p>
      <text:p text:style-name="P7"><text:span text:style-name="T8">if</text:span>(<text:span text:style-name="T9">editindex</text:span> <text:span text:style-name="T10">!==</text:span><text:span text:style-name="T5">null</text:span>) {</text:p>
      <text:p text:style-name="P7"><text:span text:style-name="T5">const</text:span> <text:span text:style-name="T9">updatedItem</text:span> <text:span text:style-name="T10">=</text:span> <text:span text:style-name="T9">alldata</text:span>.<text:span text:style-name="T6">map</text:span>((<text:span text:style-name="T7">item1</text:span>, <text:span text:style-name="T7">index</text:span>) <text:span text:style-name="T5">=&gt;</text:span> {</text:p>
      <text:p text:style-name="P7"><text:span text:style-name="T8">if</text:span>(<text:span text:style-name="T7">index</text:span> <text:span text:style-name="T10">===</text:span> <text:span text:style-name="T9">editindex</text:span>){</text:p>
      <text:p text:style-name="P7"><text:span text:style-name="T8">return</text:span> <text:span text:style-name="T9">item</text:span></text:p>
      <text:p text:style-name="P7">} <text:span text:style-name="T8">else</text:span> {</text:p>
      <text:p text:style-name="P7"><text:span text:style-name="T8">return</text:span> <text:span text:style-name="T7">item1</text:span></text:p>
      <text:p text:style-name="P7">}</text:p>
      <text:p text:style-name="P7">})</text:p>
      <text:p text:style-name="P7"><text:span text:style-name="T6">setalldata</text:span>(<text:span text:style-name="T9">updatedItem</text:span>)</text:p>
      <text:p text:style-name="P7"><text:span text:style-name="T6">seteditindex</text:span>(<text:span text:style-name="T5">null</text:span>)</text:p>
      <text:p text:style-name="P7">} <text:span text:style-name="T8">else</text:span> {</text:p>
      <text:p text:style-name="P7"><text:span text:style-name="T6">setalldata</text:span>([<text:span text:style-name="T10">...</text:span><text:span text:style-name="T9">alldata</text:span>,<text:span text:style-name="T9">item</text:span>])</text:p>
      <text:p text:style-name="P7">}</text:p>
      <text:p text:style-name="P7"><text:span text:style-name="T6">setitem</text:span>(<text:span text:style-name="T11">''</text:span>)</text:p>
      <text:p text:style-name="P7">}</text:p>
      <text:p text:style-name="P7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2"/>function handleEdit(index) {</text:p>
      <text:p text:style-name="P5"><text:s text:c="4"/>setEditIndex(index);</text:p>
      <text:p text:style-name="P5"><text:s text:c="4"/>setdata(item[index]);</text:p>
      <text:p text:style-name="P5"><text:s text:c="2"/>}</text:p>
      <text:p text:style-name="P5"/>
      <text:p text:style-name="P5"><text:s text:c="2"/>function handleDelete(updatedItems) {</text:p>
      <text:p text:style-name="P5"><text:s text:c="4"/>setitem(updatedItems);</text:p>
      <text:p text:style-name="P5"><text:soft-page-break/><text:s text:c="2"/>}</text:p>
      <text:p text:style-name="P5"/>
      <text:p text:style-name="P5"><text:s text:c="2"/>return (</text:p>
      <text:p text:style-name="P5"><text:s text:c="4"/>&lt;&gt;</text:p>
      <text:p text:style-name="P5"><text:s text:c="4"/>&lt;center&gt;</text:p>
      <text:p text:style-name="P5"><text:s text:c="4"/>&lt;h1 className='main-heading'&gt;TODO LIST&lt;/h1&gt;</text:p>
      <text:p text:style-name="P5"><text:s text:c="4"/>&lt;div className='line'&gt;&lt;/div&gt;</text:p>
      <text:p text:style-name="P5"><text:s text:c="4"/>&lt;form onSubmit={myfunc} className='form-design'&gt;</text:p>
      <text:p text:style-name="P5"><text:s text:c="6"/>&lt;input type='text' value={data || ''} placeholder='add item...' onChange={(e)=&gt;setdata(e.target.value)}&gt;&lt;/input&gt;&lt;br/&gt;</text:p>
      <text:p text:style-name="P5"><text:s text:c="6"/>&lt;button type='submit'&gt;{editIndex !== null ? 'Update': 'ADD'}&lt;/button&gt;</text:p>
      <text:p text:style-name="P5"><text:s text:c="4"/>&lt;/form&gt;</text:p>
      <text:p text:style-name="P5"><text:s text:c="4"/>&lt;/center&gt;</text:p>
      <text:p text:style-name="P5"><text:s text:c="4"/>&lt;Child todoData = {item} onDelete = {handleDelete} onEdit = {handleEdit}&gt;&lt;/Child&gt;</text:p>
      <text:p text:style-name="P5"><text:s text:c="4"/>&lt;/&gt;</text:p>
      <text:p text:style-name="P5"><text:s text:c="2"/>)</text:p>
      <text:p text:style-name="P5">}</text:p>
      <text:p text:style-name="P5"/>
      <text:p text:style-name="P5">export default Parent</text:p>
      <text:p text:style-name="P5"/>
      <text:p text:style-name="P5"/>
      <text:p text:style-name="P5"/>
      <text:p text:style-name="P5"/>
      <text:p text:style-name="P5"/>
      <text:p text:style-name="P5"/>
      <text:p text:style-name="P5">import React from 'react'</text:p>
      <text:p text:style-name="P5">import "./TODO.css";</text:p>
      <text:p text:style-name="P5"/>
      <text:p text:style-name="P5">function Child(props) {</text:p>
      <text:p text:style-name="P5"/>
      <text:p text:style-name="P5"/>
      <text:p text:style-name="P5"><text:s text:c="2"/>function handleEdit(index) {</text:p>
      <text:p text:style-name="P5"><text:s text:c="4"/>props.onEdit(index);</text:p>
      <text:p text:style-name="P5"><text:s text:c="2"/>}</text:p>
      <text:p text:style-name="P5"/>
      <text:p text:style-name="P5"><text:s text:c="2"/>function handleDelete(index) {</text:p>
      <text:p text:style-name="P5"><text:s text:c="4"/>const updatedTodoData = props.todoData.filter((_,ind) =&gt; ind !==index);</text:p>
      <text:p text:style-name="P5"><text:s text:c="4"/>props.onDelete(updatedTodoData);</text:p>
      <text:p text:style-name="P5"><text:s text:c="2"/>}</text:p>
      <text:p text:style-name="P5"/>
      <text:p text:style-name="P5"><text:s text:c="2"/>return (</text:p>
      <text:p text:style-name="P5"><text:s text:c="4"/>&lt;&gt;</text:p>
      <text:p text:style-name="P5"><text:s text:c="4"/>&lt;center&gt;</text:p>
      <text:p text:style-name="P5"><text:s text:c="4"/></text:p>
      <text:p text:style-name="P5"><text:s text:c="4"/>{</text:p>
      <text:p text:style-name="P5"><text:s text:c="6"/>props.todoData.map((item,index) =&gt; {</text:p>
      <text:p text:style-name="P5"><text:s text:c="8"/>return (</text:p>
      <text:p text:style-name="P5"><text:s text:c="10"/>&lt;div className='table-container'&gt;</text:p>
      <text:p text:style-name="P5"><text:s text:c="10"/>&lt;table className='table-design'&gt;</text:p>
      <text:p text:style-name="P5"><text:soft-page-break/><text:s text:c="10"/>&lt;tr key={index}&gt;</text:p>
      <text:p text:style-name="P5"><text:s text:c="12"/>&lt;td&gt;{item}&lt;/td&gt;</text:p>
      <text:p text:style-name="P5"><text:s text:c="12"/>&lt;button className='delete-button' onClick={()=&gt; handleDelete(index)}&gt;Delete&lt;/button&gt;</text:p>
      <text:p text:style-name="P5"><text:s text:c="12"/>&lt;button className='edit-button' onClick={()=&gt; handleEdit(index)}&gt;Edit&lt;/button&gt; &amp;nbsp;</text:p>
      <text:p text:style-name="P5"><text:s text:c="10"/>&lt;/tr&gt;</text:p>
      <text:p text:style-name="P5"><text:s text:c="10"/>&lt;/table&gt;</text:p>
      <text:p text:style-name="P5"><text:s text:c="10"/>&lt;/div&gt;</text:p>
      <text:p text:style-name="P5"><text:s text:c="8"/></text:p>
      <text:p text:style-name="P5"><text:s text:c="8"/>)</text:p>
      <text:p text:style-name="P5"><text:s text:c="6"/>})</text:p>
      <text:p text:style-name="P5"><text:s text:c="4"/>}</text:p>
      <text:p text:style-name="P5"><text:s text:c="3"/>&lt;/center&gt;</text:p>
      <text:p text:style-name="P5"><text:s text:c="4"/></text:p>
      <text:p text:style-name="P5"><text:s text:c="4"/>&lt;/&gt;</text:p>
      <text:p text:style-name="P5"><text:s text:c="2"/>)</text:p>
      <text:p text:style-name="P5">}</text:p>
      <text:p text:style-name="P5"/>
      <text:p text:style-name="P5">export default Child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------------------------------------------------------------------------------------------------------------------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---------------------------------------------------------------------------------</text:p>
      <text:p text:style-name="P5"/>
      <text:p text:style-name="P5"><text:soft-page-break/></text:p>
      <text:p text:style-name="P5"/>
      <text:p text:style-name="P9">USE STATE AND USE REF <text:s/>FORM<text:line-break/></text:p>
      <text:p text:style-name="P9"/>
      <text:p text:style-name="P9">---------------------------------------------</text:p>
      <text:p text:style-name="P9"/>
      <text:p text:style-name="P9"/>
      <text:p text:style-name="P9">import React, { useRef, useState } from 'react'</text:p>
      <text:p text:style-name="P9"/>
      <text:p text:style-name="P9">function UseRefUseState() {</text:p>
      <text:p text:style-name="P9"><text:s text:c="4"/>const employeeData = {</text:p>
      <text:p text:style-name="P9"><text:s text:c="8"/>name: "",</text:p>
      <text:p text:style-name="P9"><text:s text:c="8"/>email: "",</text:p>
      <text:p text:style-name="P9"><text:s text:c="8"/>phone: ""</text:p>
      <text:p text:style-name="P9"><text:s text:c="4"/>}</text:p>
      <text:p text:style-name="P9"/>
      <text:p text:style-name="P9"><text:s text:c="4"/>const [employee, setemployee] = useState(employeeData);</text:p>
      <text:p text:style-name="P9"/>
      <text:p text:style-name="P9"><text:s text:c="4"/>const refName = useRef(null);</text:p>
      <text:p text:style-name="P9"><text:s text:c="4"/>const refEmail = useRef(null);</text:p>
      <text:p text:style-name="P9"><text:s text:c="4"/>const refPhone = useRef(null);</text:p>
      <text:p text:style-name="P9"/>
      <text:p text:style-name="P9"/>
      <text:p text:style-name="P9"><text:s text:c="4"/>const handleForm = (e) =&gt; {</text:p>
      <text:p text:style-name="P9"><text:s text:c="8"/>e.preventDefault();</text:p>
      <text:p text:style-name="P9"><text:s text:c="8"/>const empData = {</text:p>
      <text:p text:style-name="P9"><text:s text:c="12"/>name: refName.current.value,</text:p>
      <text:p text:style-name="P9"><text:s text:c="12"/>email: refEmail.current.value,</text:p>
      <text:p text:style-name="P9"><text:s text:c="12"/>phone: refEmail.current.value,</text:p>
      <text:p text:style-name="P9"><text:s text:c="8"/>}</text:p>
      <text:p text:style-name="P9"/>
      <text:p text:style-name="P9"><text:s text:c="8"/>setemployee(empData);</text:p>
      <text:p text:style-name="P9"/>
      <text:p text:style-name="P9"><text:s text:c="8"/>refName.current.value = "";</text:p>
      <text:p text:style-name="P9"><text:s text:c="8"/>refEmail.current.value = "",</text:p>
      <text:p text:style-name="P9"><text:s text:c="8"/>refPhone.current.value = ""</text:p>
      <text:p text:style-name="P9"><text:s text:c="4"/>}</text:p>
      <text:p text:style-name="P9"/>
      <text:p text:style-name="P9"><text:s text:c="4"/>return (</text:p>
      <text:p text:style-name="P9"><text:s text:c="8"/>&lt;&gt;</text:p>
      <text:p text:style-name="P9"><text:s text:c="12"/>&lt;center&gt;</text:p>
      <text:p text:style-name="P9"><text:s text:c="16"/>&lt;form onSubmit={handleForm}&gt;</text:p>
      <text:p text:style-name="P9"><text:s text:c="20"/>&lt;input type='text' placeholder='Enter Name' ref={refName} /&gt;&lt;br /&gt;</text:p>
      <text:p text:style-name="P9"><text:s text:c="20"/>&lt;input type='email' placeholder='Enter Email' ref={refEmail} /&gt;&lt;br /&gt;</text:p>
      <text:p text:style-name="P9"><text:s text:c="20"/>&lt;input type='text' placeholder='Enter Number' ref={refPhone} /&gt;&lt;br /&gt;</text:p>
      <text:p text:style-name="P9"><text:s text:c="20"/>&lt;button type='submit'&gt;Submit Form&lt;/button&gt;</text:p>
      <text:p text:style-name="P9"><text:s text:c="16"/>&lt;/form&gt;</text:p>
      <text:p text:style-name="P9"><text:s text:c="16"/>&lt;h1&gt;Data Below &lt;/h1&gt;</text:p>
      <text:p text:style-name="P9"><text:soft-page-break/><text:s text:c="16"/>&lt;p&gt;Name: = {employee.name}&lt;/p&gt;</text:p>
      <text:p text:style-name="P9"/>
      <text:p text:style-name="P9"><text:s text:c="12"/>&lt;/center&gt;</text:p>
      <text:p text:style-name="P9"><text:s text:c="8"/>&lt;/&gt;</text:p>
      <text:p text:style-name="P9"><text:s text:c="4"/>)</text:p>
      <text:p text:style-name="P9">}</text:p>
      <text:p text:style-name="P9"/>
      <text:p text:style-name="P9">export default UseRefUseState</text:p>
      <text:p text:style-name="P9"/>
      <text:p text:style-name="P9"/>
      <text:p text:style-name="P9"/>
      <text:p text:style-name="P9"/>
      <text:p text:style-name="P9">----------------------------------------------------</text:p>
      <text:p text:style-name="P9"/>
      <text:p text:style-name="P9"/>
      <text:p text:style-name="P9"/>
      <text:p text:style-name="P9"/>
      <text:p text:style-name="P9">import React, { createContext, useState } from 'react'</text:p>
      <text:p text:style-name="P9">import UseContextChild from './UseContextChild';</text:p>
      <text:p text:style-name="P9"/>
      <text:p text:style-name="P9">export const Data = createContext();</text:p>
      <text:p text:style-name="P9"/>
      <text:p text:style-name="P9">export const Data2 = createContext();</text:p>
      <text:p text:style-name="P9"/>
      <text:p text:style-name="P9">const UseContext = () =&gt; {</text:p>
      <text:p text:style-name="P9"/>
      <text:p text:style-name="P9"><text:s text:c="4"/>const [item, setitem] = useState('Data Start From Here');</text:p>
      <text:p text:style-name="P9"/>
      <text:p text:style-name="P9"><text:s text:c="4"/>const handleSetValue = (value) =&gt; {</text:p>
      <text:p text:style-name="P9"><text:s text:c="8"/>setitem(value)</text:p>
      <text:p text:style-name="P9"><text:s text:c="4"/>}</text:p>
      <text:p text:style-name="P9"/>
      <text:p text:style-name="P9"><text:s text:c="4"/>return (</text:p>
      <text:p text:style-name="P9"><text:s text:c="8"/>&lt;&gt;</text:p>
      <text:p text:style-name="P9"><text:s text:c="12"/>{ /* <text:s text:c="23"/>Data <text:s/>code <text:s text:c="23"/>*/}</text:p>
      <text:p text:style-name="P9"/>
      <text:p text:style-name="P9"><text:s text:c="12"/>&lt;Data.Provider value="React.js"&gt;</text:p>
      <text:p text:style-name="P9"><text:s text:c="16"/>&lt;Data2.Provider value={{ item, updateItem: handleSetValue }}&gt;</text:p>
      <text:p text:style-name="P9"><text:s text:c="20"/>&lt;UseContextChild /&gt;</text:p>
      <text:p text:style-name="P9"><text:s text:c="16"/>&lt;/Data2.Provider&gt;</text:p>
      <text:p text:style-name="P9"><text:s text:c="12"/>&lt;/Data.Provider&gt;</text:p>
      <text:p text:style-name="P9"/>
      <text:p text:style-name="P9"><text:s text:c="8"/>&lt;/&gt;</text:p>
      <text:p text:style-name="P9"><text:s text:c="4"/>)</text:p>
      <text:p text:style-name="P9">}</text:p>
      <text:p text:style-name="P9"/>
      <text:p text:style-name="P9">export default UseContext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>USE CONTEXT</text:p>
      <text:p text:style-name="P9"/>
      <text:p text:style-name="P9"/>
      <text:p text:style-name="P9"/>
      <text:p text:style-name="P9"/>
      <text:p text:style-name="P9"><text:line-break/></text:p>
      <text:p text:style-name="P9"/>
      <text:p text:style-name="P9"/>
      <text:p text:style-name="P9"/>
      <text:p text:style-name="P9">import React, { useContext } from 'react'</text:p>
      <text:p text:style-name="P9">import { Data } from './UseContext'</text:p>
      <text:p text:style-name="P9">import { Data2 } from './UseContext';</text:p>
      <text:p text:style-name="P9"/>
      <text:p text:style-name="P9">const UseContextChild = () =&gt; {</text:p>
      <text:p text:style-name="P9"><text:s text:c="4"/>const getData = useContext(Data);</text:p>
      <text:p text:style-name="P9"/>
      <text:p text:style-name="P9"><text:s text:c="4"/>const { item, updateItem } = useContext(Data2)</text:p>
      <text:p text:style-name="P9"><text:s text:c="4"/>const handleChange = () =&gt; {</text:p>
      <text:p text:style-name="P9"><text:s text:c="8"/>updateItem('New Data Updated')</text:p>
      <text:p text:style-name="P9"><text:s text:c="4"/>}</text:p>
      <text:p text:style-name="P9"><text:s text:c="4"/>return (</text:p>
      <text:p text:style-name="P9"><text:s text:c="8"/>&lt;&gt;</text:p>
      <text:p text:style-name="P9"><text:s text:c="12"/>&lt;p&gt;Get Data <text:s/>= {getData}&lt;/p&gt;</text:p>
      <text:p text:style-name="P9"/>
      <text:p text:style-name="P9"><text:s text:c="12"/>&lt;p&gt;GetData2 = {item}&lt;/p&gt;</text:p>
      <text:p text:style-name="P9"><text:s text:c="12"/>&lt;button onClick={handleChange}&gt;HandleChange&lt;/button&gt;</text:p>
      <text:p text:style-name="P9"><text:s text:c="8"/>&lt;/&gt;</text:p>
      <text:p text:style-name="P9"><text:s text:c="4"/>)</text:p>
      <text:p text:style-name="P9">}</text:p>
      <text:p text:style-name="P9"/>
      <text:p text:style-name="P9">export default UseContextChild</text:p>
      <text:p text:style-name="P9"/>
      <text:p text:style-name="P9"/>
      <text:p text:style-name="P9"/>
      <text:p text:style-name="P9"/>
      <text:p text:style-name="P9"/>
      <text:p text:style-name="P9">-----------------------------------------------------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USE PARAMS:-</text:p>
      <text:p text:style-name="P9"/>
      <text:p text:style-name="P9"/>
      <text:p text:style-name="P9">import React from 'react';</text:p>
      <text:p text:style-name="P9">import { Link } from 'react-router-dom';</text:p>
      <text:p text:style-name="P9"/>
      <text:p text:style-name="P9">const File1 = () =&gt; {</text:p>
      <text:p text:style-name="P9"><text:s text:c="2"/>const array = [</text:p>
      <text:p text:style-name="P9"><text:s text:c="4"/>{ id: 1, name: 'John', age: 23 },</text:p>
      <text:p text:style-name="P9"><text:s text:c="4"/>{ id: 2, name: 'Samuel', age: 21 },</text:p>
      <text:p text:style-name="P9"><text:s text:c="4"/>{ id: 3, name: 'Marvin', age: 26 },</text:p>
      <text:p text:style-name="P9"><text:s text:c="4"/>{ id: 4, name: 'James', age: 28 }</text:p>
      <text:p text:style-name="P9"><text:s text:c="2"/>];</text:p>
      <text:p text:style-name="P9"/>
      <text:p text:style-name="P9"><text:s text:c="2"/>return (</text:p>
      <text:p text:style-name="P9"><text:s text:c="4"/>&lt;&gt;</text:p>
      <text:p text:style-name="P9"><text:s text:c="6"/>{array.map((item) =&gt; (</text:p>
      <text:p text:style-name="P9"><text:s text:c="8"/>&lt;div key={item.id}&gt;</text:p>
      <text:p text:style-name="P9"><text:s text:c="10"/>&lt;Link to={`/file2/${item.id}`}&gt;{item.name}&lt;/Link&gt;</text:p>
      <text:p text:style-name="P9"><text:s text:c="8"/>&lt;/div&gt;</text:p>
      <text:p text:style-name="P9"><text:s text:c="6"/>))}</text:p>
      <text:p text:style-name="P9"><text:s text:c="4"/>&lt;/&gt;</text:p>
      <text:p text:style-name="P9"><text:s text:c="2"/>);</text:p>
      <text:p text:style-name="P9">};</text:p>
      <text:p text:style-name="P9"/>
      <text:p text:style-name="P9"><text:soft-page-break/>export default File1;\</text:p>
      <text:p text:style-name="P9"/>
      <text:p text:style-name="P9"/>
      <text:p text:style-name="P9"/>
      <text:p text:style-name="P9"/>
      <text:p text:style-name="P9"/>
      <text:p text:style-name="P9">import React from 'react';</text:p>
      <text:p text:style-name="P9">import { useParams, Link } from 'react-router-dom';</text:p>
      <text:p text:style-name="P9"/>
      <text:p text:style-name="P9">const File2 = () =&gt; {</text:p>
      <text:p text:style-name="P9"><text:s text:c="2"/>const { id } = useParams();</text:p>
      <text:p text:style-name="P9"/>
      <text:p text:style-name="P9"><text:s text:c="2"/>const items = [</text:p>
      <text:p text:style-name="P9"><text:s text:c="4"/>{ id: '1', name: 'Item One', age: 20 },</text:p>
      <text:p text:style-name="P9"><text:s text:c="4"/>{ id: '2', name: 'Item Two', age: 25 },</text:p>
      <text:p text:style-name="P9"><text:s text:c="4"/>{ id: '3', name: 'Item Three', age: 30 }</text:p>
      <text:p text:style-name="P9"><text:s text:c="2"/>];</text:p>
      <text:p text:style-name="P9"/>
      <text:p text:style-name="P9"><text:s text:c="2"/>return (</text:p>
      <text:p text:style-name="P9"><text:s text:c="4"/>&lt;&gt;</text:p>
      <text:p text:style-name="P9"><text:s text:c="6"/>&lt;center&gt;</text:p>
      <text:p text:style-name="P9"><text:s text:c="8"/>&lt;h1&gt;{id}&lt;/h1&gt;</text:p>
      <text:p text:style-name="P9"><text:s text:c="6"/>&lt;/center&gt;</text:p>
      <text:p text:style-name="P9"><text:s text:c="6"/>{items.map((item) =&gt; (</text:p>
      <text:p text:style-name="P9"><text:s text:c="8"/>&lt;div key={item.id}&gt;</text:p>
      <text:p text:style-name="P9"><text:s text:c="10"/>&lt;Link to={`/file3/${id}/${item.name}`}&gt;{item.name}&lt;/Link&gt;</text:p>
      <text:p text:style-name="P9"><text:s text:c="8"/>&lt;/div&gt;</text:p>
      <text:p text:style-name="P9"><text:s text:c="6"/>))}</text:p>
      <text:p text:style-name="P9"><text:s text:c="4"/>&lt;/&gt;</text:p>
      <text:p text:style-name="P9"><text:s text:c="2"/>);</text:p>
      <text:p text:style-name="P9">};</text:p>
      <text:p text:style-name="P9"/>
      <text:p text:style-name="P9">export default File2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import React from 'react';</text:p>
      <text:p text:style-name="P9">import { useParams } from 'react-router-dom';</text:p>
      <text:p text:style-name="P9"/>
      <text:p text:style-name="P9">const File3 = () =&gt; {</text:p>
      <text:p text:style-name="P9"><text:s text:c="2"/>const { id, name } = useParams();</text:p>
      <text:p text:style-name="P9"/>
      <text:p text:style-name="P9"><text:soft-page-break/><text:s text:c="2"/>return (</text:p>
      <text:p text:style-name="P9"><text:s text:c="4"/>&lt;&gt;</text:p>
      <text:p text:style-name="P9"><text:s text:c="6"/>&lt;p&gt;{id} and name is {name}&lt;/p&gt;</text:p>
      <text:p text:style-name="P9"><text:s text:c="4"/>&lt;/&gt;</text:p>
      <text:p text:style-name="P9"><text:s text:c="2"/>);</text:p>
      <text:p text:style-name="P9">};</text:p>
      <text:p text:style-name="P9"/>
      <text:p text:style-name="P9">export default File3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import React from 'react'</text:p>
      <text:p text:style-name="P9">import { BrowserRouter, Route, Routes } from 'react-router-dom'</text:p>
      <text:p text:style-name="P9">import File1 from './File1';</text:p>
      <text:p text:style-name="P9">import File2 from './File2';</text:p>
      <text:p text:style-name="P9">import File3 from './File3';</text:p>
      <text:p text:style-name="P9"/>
      <text:p text:style-name="P9">const FileRouter = () =&gt; {</text:p>
      <text:p text:style-name="P9"><text:s text:c="2"/>return (</text:p>
      <text:p text:style-name="P9"><text:s text:c="4"/>&lt;&gt;</text:p>
      <text:p text:style-name="P9"/>
      <text:p text:style-name="P9"><text:s text:c="4"/>&lt;BrowserRouter&gt;</text:p>
      <text:p text:style-name="P9"><text:s text:c="4"/>&lt;Routes&gt;</text:p>
      <text:p text:style-name="P9"><text:s text:c="6"/>&lt;Route exact path ='/' element = {&lt;File1/&gt;}&gt;&lt;/Route&gt;</text:p>
      <text:p text:style-name="P9"><text:s text:c="6"/>&lt;Route exact path = '/file2/:id' element = {&lt;File2/&gt;}&gt;&lt;/Route&gt;</text:p>
      <text:p text:style-name="P9"><text:s text:c="6"/>&lt;Route exact path='/file3/:id/:name' element = {&lt;File3/&gt;}&gt;&lt;/Route&gt;</text:p>
      <text:p text:style-name="P9"><text:s text:c="4"/>&lt;/Routes&gt;</text:p>
      <text:p text:style-name="P9"><text:s text:c="4"/>&lt;/BrowserRouter&gt;</text:p>
      <text:p text:style-name="P9"><text:s text:c="4"/></text:p>
      <text:p text:style-name="P9"><text:s text:c="4"/>&lt;/&gt;</text:p>
      <text:p text:style-name="P9"><text:s text:c="2"/>)</text:p>
      <text:p text:style-name="P9">}</text:p>
      <text:p text:style-name="P9"/>
      <text:p text:style-name="P9">export default FileRouter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---------------------------------------------</text:p>
      <text:p text:style-name="P9"/>
      <text:p text:style-name="P9"/>
      <text:p text:style-name="P9"/>
      <text:p text:style-name="P9">USE LOCATION</text:p>
      <text:p text:style-name="P9"/>
      <text:p text:style-name="P9"/>
      <text:p text:style-name="P9"/>
      <text:p text:style-name="P9"/>
      <text:p text:style-name="P9"/>
      <text:p text:style-name="P9"/>
      <text:p text:style-name="P9">import React from 'react';</text:p>
      <text:p text:style-name="P9">import { useLocation } from 'react-router-dom';</text:p>
      <text:p text:style-name="P9"/>
      <text:p text:style-name="P9">const ULFirst = () =&gt; {</text:p>
      <text:p text:style-name="P9"><text:s text:c="2"/>const location = useLocation();</text:p>
      <text:p text:style-name="P9"><text:s text:c="2"/>const queryParams = new URLSearchParams(location.search);</text:p>
      <text:p text:style-name="P9"/>
      <text:p text:style-name="P9"><text:s text:c="2"/>// Extract query parameters</text:p>
      <text:p text:style-name="P9"><text:s text:c="2"/>const name = queryParams.get('name');</text:p>
      <text:p text:style-name="P9"><text:s text:c="2"/>const age = queryParams.get('age');</text:p>
      <text:p text:style-name="P9"/>
      <text:p text:style-name="P9"><text:s text:c="2"/>return (</text:p>
      <text:p text:style-name="P9"><text:s text:c="4"/>&lt;div&gt;</text:p>
      <text:p text:style-name="P9"><text:s text:c="6"/>&lt;h2&gt;Query Page&lt;/h2&gt;</text:p>
      <text:p text:style-name="P9"><text:s text:c="6"/>&lt;p&gt;Name: {name}&lt;/p&gt;</text:p>
      <text:p text:style-name="P9"><text:s text:c="6"/>&lt;p&gt;Age: {age}&lt;/p&gt;</text:p>
      <text:p text:style-name="P9"><text:s text:c="4"/>&lt;/div&gt;</text:p>
      <text:p text:style-name="P9"><text:s text:c="2"/>);</text:p>
      <text:p text:style-name="P9">};</text:p>
      <text:p text:style-name="P9"/>
      <text:p text:style-name="P9"><text:soft-page-break/>export default ULFirst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import React from 'react';</text:p>
      <text:p text:style-name="P9">import { BrowserRouter, Routes, Route, Link } from 'react-router-dom';</text:p>
      <text:p text:style-name="P9">import ULFirst from './ULFirst';</text:p>
      <text:p text:style-name="P9"/>
      <text:p text:style-name="P9">const ULRouter = () =&gt; {</text:p>
      <text:p text:style-name="P9"><text:s text:c="2"/>return (</text:p>
      <text:p text:style-name="P9"><text:s text:c="4"/>&lt;BrowserRouter&gt;</text:p>
      <text:p text:style-name="P9"><text:s text:c="6"/>&lt;div&gt;</text:p>
      <text:p text:style-name="P9"><text:s text:c="8"/>&lt;nav&gt;</text:p>
      <text:p text:style-name="P9"><text:s text:c="10"/>&lt;ul&gt;</text:p>
      <text:p text:style-name="P9"><text:s text:c="12"/>&lt;li&gt;&lt;Link to="/"&gt;Home&lt;/Link&gt;&lt;/li&gt;</text:p>
      <text:p text:style-name="P9"><text:s text:c="12"/>&lt;li&gt;&lt;Link to="/query?name=John&amp;age=30"&gt;Query Page&lt;/Link&gt;&lt;/li&gt;</text:p>
      <text:p text:style-name="P9"><text:s text:c="10"/>&lt;/ul&gt;</text:p>
      <text:p text:style-name="P9"><text:s text:c="8"/>&lt;/nav&gt;</text:p>
      <text:p text:style-name="P9"/>
      <text:p text:style-name="P9"><text:s text:c="8"/>&lt;Routes&gt;</text:p>
      <text:p text:style-name="P9"><text:s text:c="10"/>&lt;Route path="/" element={&lt;h2&gt;Home Page&lt;/h2&gt;} /&gt;</text:p>
      <text:p text:style-name="P9"><text:s text:c="10"/>&lt;Route path="/query" element={&lt;ULFirst /&gt;} /&gt;</text:p>
      <text:p text:style-name="P9"><text:s text:c="8"/>&lt;/Routes&gt;</text:p>
      <text:p text:style-name="P9"><text:s text:c="6"/>&lt;/div&gt;</text:p>
      <text:p text:style-name="P9"><text:s text:c="4"/>&lt;/BrowserRouter&gt;</text:p>
      <text:p text:style-name="P9"><text:s text:c="2"/>);</text:p>
      <text:p text:style-name="P9">};</text:p>
      <text:p text:style-name="P9"/>
      <text:p text:style-name="P9">export default ULRouter;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import React, { useEffect, useState } from 'react'</text:p>
      <text:p text:style-name="P9"/>
      <text:p text:style-name="P9">const USeEffectReturn = () =&gt; {</text:p>
      <text:p text:style-name="P9"><text:s text:c="4"/>const [seconds, setseconds] = useState(0);</text:p>
      <text:p text:style-name="P9"/>
      <text:p text:style-name="P9"><text:s text:c="4"/>useEffect(() =&gt; {</text:p>
      <text:p text:style-name="P9"/>
      <text:p text:style-name="P9"><text:s text:c="4"/>const timerId = setInterval(() =&gt; {</text:p>
      <text:p text:style-name="P9"><text:s text:c="8"/>setseconds(prevSeconds =&gt;prevSeconds+1)</text:p>
      <text:p text:style-name="P9"><text:s text:c="8"/>console.log('1')</text:p>
      <text:p text:style-name="P9"><text:s text:c="4"/>},1000)</text:p>
      <text:p text:style-name="P9"><text:s text:c="8"/>return() =&gt; {</text:p>
      <text:p text:style-name="P9"><text:s text:c="12"/>clearInterval(timerId)</text:p>
      <text:p text:style-name="P9"><text:s text:c="8"/>}</text:p>
      <text:p text:style-name="P9"><text:s text:c="4"/>},[])</text:p>
      <text:p text:style-name="P9"/>
      <text:p text:style-name="P9"/>
      <text:p text:style-name="P9"><text:s text:c="2"/>return (</text:p>
      <text:p text:style-name="P9"><text:s text:c="4"/>&lt;&gt;</text:p>
      <text:p text:style-name="P9"><text:s text:c="4"/>&lt;h1&gt;Seconds : {seconds}&lt;/h1&gt;</text:p>
      <text:p text:style-name="P9"><text:s text:c="4"/></text:p>
      <text:p text:style-name="P9"><text:s text:c="4"/>&lt;/&gt;</text:p>
      <text:p text:style-name="P9"><text:s text:c="2"/>)</text:p>
      <text:p text:style-name="P9">}</text:p>
      <text:p text:style-name="P9"/>
      <text:p text:style-name="P9">export default UseEffectRetur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-----------------------------------------------------------------------------------------------------------------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Shallow Copy and Deep copy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import React from 'react';</text:p>
      <text:p text:style-name="P10"/>
      <text:p text:style-name="P10">function ShallowCopy() {</text:p>
      <text:p text:style-name="P10"/>
      <text:p text:style-name="P10"><text:s text:c="4"/>// Array Shallow Copy Methods</text:p>
      <text:p text:style-name="P10"/>
      <text:p text:style-name="P10"><text:s text:c="4"/>const array1 = ['apple', 'banana', 'rohan', 'sagar', 'date'];</text:p>
      <text:p text:style-name="P10"/>
      <text:p text:style-name="P10"><text:s text:c="4"/>// 1. Method to Create Shallow Copy: Using Object.assign()</text:p>
      <text:p text:style-name="P10"><text:s text:c="4"/>let arr1 = [];</text:p>
      <text:p text:style-name="P10"><text:s text:c="4"/>Object.assign(arr1, array1);</text:p>
      <text:p text:style-name="P10"><text:s text:c="4"/>console.log("Assign Array:", arr1);</text:p>
      <text:p text:style-name="P10"><text:s text:c="4"/>arr1[0] = "FirstItem";</text:p>
      <text:p text:style-name="P10"><text:s text:c="4"/>console.log("Original Array:", array1);</text:p>
      <text:p text:style-name="P10"><text:soft-page-break/><text:s text:c="4"/>console.log("Modified Array:", arr1);</text:p>
      <text:p text:style-name="P10"/>
      <text:p text:style-name="P10"><text:s text:c="4"/>// 2. Method to Create Shallow Copy: Using Spread Operator</text:p>
      <text:p text:style-name="P10"><text:s text:c="4"/>let arr2 = [...array1];</text:p>
      <text:p text:style-name="P10"><text:s text:c="4"/>arr2[0] = "FirstItemAdded";</text:p>
      <text:p text:style-name="P10"><text:s text:c="4"/>console.log("Original Array:", array1);</text:p>
      <text:p text:style-name="P10"><text:s text:c="4"/>console.log("Modified Array:", arr2);</text:p>
      <text:p text:style-name="P10"/>
      <text:p text:style-name="P10"><text:s text:c="4"/>// 3. Method to Create Shallow Copy: Using Array.concat()</text:p>
      <text:p text:style-name="P10"><text:s text:c="4"/>let arr3 = array1.concat();</text:p>
      <text:p text:style-name="P10"><text:s text:c="4"/>console.log("Original Array:", arr1);</text:p>
      <text:p text:style-name="P10"><text:s text:c="4"/>arr3[0] = "FirstItemAdded";</text:p>
      <text:p text:style-name="P10"><text:s text:c="4"/>console.log("Original Array:", array1);</text:p>
      <text:p text:style-name="P10"><text:s text:c="4"/>console.log("Modified Array:", arr3);</text:p>
      <text:p text:style-name="P10"/>
      <text:p text:style-name="P10"><text:s text:c="4"/>// Object Shallow Copy Methods</text:p>
      <text:p text:style-name="P10"/>
      <text:p text:style-name="P10"><text:s text:c="4"/>const objectData1 = {</text:p>
      <text:p text:style-name="P10"><text:s text:c="8"/>name: "Sagar",</text:p>
      <text:p text:style-name="P10"><text:s text:c="8"/>age: 20,</text:p>
      <text:p text:style-name="P10"><text:s text:c="8"/>designation: "React.js Developer",</text:p>
      <text:p text:style-name="P10"><text:s text:c="8"/>address: {</text:p>
      <text:p text:style-name="P10"><text:s text:c="12"/>city:"Delhi",</text:p>
      <text:p text:style-name="P10"><text:s text:c="12"/>pincode: 22929</text:p>
      <text:p text:style-name="P10"><text:s text:c="8"/>}</text:p>
      <text:p text:style-name="P10"/>
      <text:p text:style-name="P10"><text:s text:c="4"/>};</text:p>
      <text:p text:style-name="P10"/>
      <text:p text:style-name="P10"><text:s text:c="4"/>// 1. Method to Create Shallow Copy: Using Object.assign() // BUT NESTED Data is Change</text:p>
      <text:p text:style-name="P10"><text:s text:c="4"/>let obj1 = {};</text:p>
      <text:p text:style-name="P10"><text:s text:c="4"/>Object.assign(obj1, objectData1);</text:p>
      <text:p text:style-name="P10"><text:s text:c="4"/>console.log("Shallow Copy Data (Object.assign):", obj1);</text:p>
      <text:p text:style-name="P10"><text:s text:c="4"/>obj1.name = "Rohan";</text:p>
      <text:p text:style-name="P10"><text:s text:c="4"/>console.log("Original Object:", objectData1);</text:p>
      <text:p text:style-name="P10"><text:s text:c="4"/>console.log("Modified Object:", obj1);</text:p>
      <text:p text:style-name="P10"><text:s text:c="4"/>obj1.address.city ="Haryana"</text:p>
      <text:p text:style-name="P10"><text:s text:c="4"/>// Nested data change both data</text:p>
      <text:p text:style-name="P10"><text:s text:c="4"/>console.log("Original Object:", objectData1);</text:p>
      <text:p text:style-name="P10"><text:s text:c="4"/>console.log("Modified Object:", obj1);</text:p>
      <text:p text:style-name="P10"/>
      <text:p text:style-name="P10"><text:s text:c="4"/>// 2. Method to Create Shallow Copy: Using Spread Operator <text:s/>// BUT NESTED DATA IS CHANGE</text:p>
      <text:p text:style-name="P10"><text:s text:c="4"/>let obj2 = { ...objectData1 };</text:p>
      <text:p text:style-name="P10"><text:s text:c="4"/>console.log("Shallow Copy Data (Spread Operator):", obj2);</text:p>
      <text:p text:style-name="P10"><text:s text:c="4"/>obj2.name = "Rohan";</text:p>
      <text:p text:style-name="P10"><text:s text:c="4"/>obj2.address.city ="Haryana"</text:p>
      <text:p text:style-name="P10"><text:s text:c="4"/>console.log("Original Object:", objectData1);</text:p>
      <text:p text:style-name="P10"><text:s text:c="4"/>console.log("Modified Object:", obj2);</text:p>
      <text:p text:style-name="P10"/>
      <text:p text:style-name="P10"><text:s text:c="4"/>// Nested Data is Change in both condition</text:p>
      <text:p text:style-name="P10"><text:soft-page-break/><text:s text:c="4"/>console.log("Original Object:", objectData1);</text:p>
      <text:p text:style-name="P10"><text:s text:c="4"/>console.log("Modified Object:", obj2);</text:p>
      <text:p text:style-name="P10"/>
      <text:p text:style-name="P10"><text:s text:c="4"/>// 3. Method to Create Shallow Copy: With Nested Objects</text:p>
      <text:p text:style-name="P10"><text:s text:c="4"/>const objectData2 = {</text:p>
      <text:p text:style-name="P10"><text:s text:c="8"/>name: "Sagar",</text:p>
      <text:p text:style-name="P10"><text:s text:c="8"/>age: 20,</text:p>
      <text:p text:style-name="P10"><text:s text:c="8"/>designation: "React.js Developer",</text:p>
      <text:p text:style-name="P10"><text:s text:c="8"/>address: {</text:p>
      <text:p text:style-name="P10"><text:s text:c="12"/>city: "Delhi",</text:p>
      <text:p text:style-name="P10"><text:s text:c="12"/>street: 'Mandir wali gali',</text:p>
      <text:p text:style-name="P10"><text:s text:c="12"/>pincode: 220094,</text:p>
      <text:p text:style-name="P10"><text:s text:c="8"/>},</text:p>
      <text:p text:style-name="P10"><text:s text:c="8"/>age: function() {</text:p>
      <text:p text:style-name="P10"><text:s text:c="12"/>console.log("data");</text:p>
      <text:p text:style-name="P10"><text:s text:c="8"/>},</text:p>
      <text:p text:style-name="P10"><text:s text:c="4"/>};</text:p>
      <text:p text:style-name="P10"/>
      <text:p text:style-name="P10"><text:s text:c="4"/>let obj3 = {};</text:p>
      <text:p text:style-name="P10"><text:s text:c="4"/>Object.assign(obj3, objectData2);</text:p>
      <text:p text:style-name="P10"><text:s text:c="4"/>console.log("Shallow Copy Data (Nested Objects):", obj3);</text:p>
      <text:p text:style-name="P10"><text:s text:c="4"/>obj3.name = "Rohan";</text:p>
      <text:p text:style-name="P10"><text:s text:c="4"/>console.log("Original Object:", objectData2);</text:p>
      <text:p text:style-name="P10"><text:s text:c="4"/>console.log("Modified Object:", obj3);</text:p>
      <text:p text:style-name="P10"/>
      <text:p text:style-name="P10"><text:s text:c="4"/></text:p>
      <text:p text:style-name="P10"/>
      <text:p text:style-name="P10"><text:s text:c="4"/>return (</text:p>
      <text:p text:style-name="P10"><text:s text:c="8"/>&lt;div&gt;Shallow Copy&lt;/div&gt;</text:p>
      <text:p text:style-name="P10"><text:s text:c="4"/>);</text:p>
      <text:p text:style-name="P10">}</text:p>
      <text:p text:style-name="P10"/>
      <text:p text:style-name="P10">export default ShallowCopy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DEEP COPY <text:s/>:-</text:p>
      <text:p text:style-name="P10"/>
      <text:p text:style-name="P10"/>
      <text:p text:style-name="P10"/>
      <text:p text:style-name="P10"/>
      <text:p text:style-name="P10"/>
      <text:p text:style-name="P10">import React from 'react';</text:p>
      <text:p text:style-name="P10">import _ from 'lodash';</text:p>
      <text:p text:style-name="P10"/>
      <text:p text:style-name="P10">/**</text:p>
      <text:p text:style-name="P10"><text:s/>* Demonstrates deep cloning of arrays and objects using two techniques:</text:p>
      <text:p text:style-name="P10"><text:s/>* 1. JSON.parse(JSON.stringify())</text:p>
      <text:p text:style-name="P10"><text:s/>* 2. Lodash's cloneDeep() - Requires lodash library</text:p>
      <text:p text:style-name="P10"><text:s/>*/</text:p>
      <text:p text:style-name="P10">function DeepCopy() {</text:p>
      <text:p text:style-name="P10"/>
      <text:p text:style-name="P10"><text:s text:c="4"/>// Array Deep Cloning</text:p>
      <text:p text:style-name="P10"/>
      <text:p text:style-name="P10"><text:s text:c="4"/>const array1 = [</text:p>
      <text:p text:style-name="P10"><text:s text:c="8"/>[1, 2, [3, 4], { Name: 'Sagar' }, 'apple', 'banana', 'rohan', 'sagar', 'date']</text:p>
      <text:p text:style-name="P10"><text:s text:c="4"/>];</text:p>
      <text:p text:style-name="P10"/>
      <text:p text:style-name="P10"><text:s text:c="4"/>// Deep Cloning with JSON methods</text:p>
      <text:p text:style-name="P10"><text:s text:c="4"/>const deepCloning = JSON.parse(JSON.stringify(array1));</text:p>
      <text:p text:style-name="P10"><text:s text:c="4"/>console.log('DeepCloning (JSON):', deepCloning);</text:p>
      <text:p text:style-name="P10"/>
      <text:p text:style-name="P10"><text:s text:c="4"/>// Deep Cloning with Lodash</text:p>
      <text:p text:style-name="P10"><text:s text:c="4"/>const lodashCloning = _.cloneDeep(array1);</text:p>
      <text:p text:style-name="P10"><text:s text:c="4"/>console.log('Lodash Cloning:', lodashCloning);</text:p>
      <text:p text:style-name="P10"/>
      <text:p text:style-name="P10"><text:s text:c="4"/>// Object Deep Cloning</text:p>
      <text:p text:style-name="P10"/>
      <text:p text:style-name="P10"><text:s text:c="4"/>const objectData1 = {</text:p>
      <text:p text:style-name="P10"><text:s text:c="8"/>name: "Sagar",</text:p>
      <text:p text:style-name="P10"><text:s text:c="8"/>age: 20,</text:p>
      <text:p text:style-name="P10"><text:s text:c="8"/>designation: "React.js Developer",</text:p>
      <text:p text:style-name="P10"><text:s text:c="8"/>address: {</text:p>
      <text:p text:style-name="P10"><text:s text:c="12"/>city: "Delhi",</text:p>
      <text:p text:style-name="P10"><text:soft-page-break/><text:s text:c="12"/>street: 'Mandir wali gali',</text:p>
      <text:p text:style-name="P10"><text:s text:c="12"/>pincode: 220094</text:p>
      <text:p text:style-name="P10"><text:s text:c="8"/>},</text:p>
      <text:p text:style-name="P10"><text:s text:c="8"/>ageMethod: function() {</text:p>
      <text:p text:style-name="P10"><text:s text:c="12"/>console.log("data");</text:p>
      <text:p text:style-name="P10"><text:s text:c="8"/>}</text:p>
      <text:p text:style-name="P10"><text:s text:c="4"/>};</text:p>
      <text:p text:style-name="P10"/>
      <text:p text:style-name="P10"><text:s text:c="4"/>// Deep Cloning with JSON methods</text:p>
      <text:p text:style-name="P10"><text:s text:c="4"/>const objDeepCloning = JSON.parse(JSON.stringify(objectData1));</text:p>
      <text:p text:style-name="P10"><text:s text:c="4"/>console.log('ObjDeepCloning (JSON):', objDeepCloning);</text:p>
      <text:p text:style-name="P10"/>
      <text:p text:style-name="P10"><text:s text:c="4"/>// Deep Cloning with Lodash</text:p>
      <text:p text:style-name="P10"><text:s text:c="4"/>const objDeepCloning2 = _.cloneDeep(objectData1);</text:p>
      <text:p text:style-name="P10"><text:s text:c="4"/>console.log('objDeepCloning2 with Lodash:', objDeepCloning2);</text:p>
      <text:p text:style-name="P10"/>
      <text:p text:style-name="P10"><text:s text:c="4"/>// Call method from cloned object</text:p>
      <text:p text:style-name="P10"><text:s text:c="4"/>console.log('Age Method Result (Lodash):', objDeepCloning2.ageMethod());</text:p>
      <text:p text:style-name="P10"/>
      <text:p text:style-name="P10"><text:s text:c="4"/>return (</text:p>
      <text:p text:style-name="P10"><text:s text:c="8"/>&lt;&gt;</text:p>
      <text:p text:style-name="P10"><text:s text:c="12"/>&lt;h3&gt;Deep Copy / Deep Cloning&lt;/h3&gt;</text:p>
      <text:p text:style-name="P10"><text:s text:c="8"/>&lt;/&gt;</text:p>
      <text:p text:style-name="P10"><text:s text:c="4"/>);</text:p>
      <text:p text:style-name="P10">}</text:p>
      <text:p text:style-name="P10"/>
      <text:p text:style-name="P10">export default DeepCopy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<text:s/><text:span text:style-name="T12">ADD TO CART </text:span></text:p>
      <text:p text:style-name="P10"/>
      <text:p text:style-name="P10"/>
      <text:p text:style-name="P10"/>
      <text:p text:style-name="P10"><text:s text:c="2"/>const [item, setItem] = useState([]);</text:p>
      <text:p text:style-name="P10"><text:s text:c="4"/>const [quantity, setQuantity] = useState(1);</text:p>
      <text:p text:style-name="P10"/>
      <text:p text:style-name="P10"><text:s text:c="4"/>const addToCart = (product) =&gt; {</text:p>
      <text:p text:style-name="P10"><text:s text:c="8"/>const existingItem = item.find((item) =&gt; item.id === product.id);</text:p>
      <text:p text:style-name="P10"><text:s text:c="8"/>if(existingItem) {</text:p>
      <text:p text:style-name="P10"><text:s text:c="12"/>setItem(item.map((cartItems) =&gt; cartItems.id === product.id ? {...item,quantity:item.quantity + product.quantity }: item ))</text:p>
      <text:p text:style-name="P10"><text:s text:c="8"/>} else {</text:p>
      <text:p text:style-name="P10"><text:s text:c="12"/>setItem([...item, product])</text:p>
      <text:p text:style-name="P10"><text:s text:c="8"/>}</text:p>
      <text:p text:style-name="P10"><text:s text:c="4"/>}</text:p>
      <text:p text:style-name="P10"/>
      <text:p text:style-name="P10"><text:s text:c="4"/>const handleQuantityChange = (e) =&gt; {</text:p>
      <text:p text:style-name="P10"><text:s text:c="8"/>setQuantity(Number(e.target.value));</text:p>
      <text:p text:style-name="P10"><text:s text:c="4"/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------------------------------------------------------------------------------------------------------------------------------</text:p>
      <text:p text:style-name="P10"/>
      <text:p text:style-name="P10"/>
      <text:p text:style-name="P10"/>
      <text:p text:style-name="P10">------------------------------- <text:s/><text:span text:style-name="T13">HOC’s</text:span></text:p>
      <text:p text:style-name="P10"/>
      <text:p text:style-name="P10"/>
      <text:p text:style-name="P10"/>
      <text:p text:style-name="P10"><text:soft-page-break/></text:p>
      <text:p text:style-name="P20">0 home page</text:p>
      <text:p text:style-name="P16">import React from 'react'</text:p>
      <text:p text:style-name="P19"/>
      <text:p text:style-name="P17">function Homepage() {</text:p>
      <text:p text:style-name="P17">return (</text:p>
      <text:p text:style-name="P17">&lt;div&gt;Homepage&lt;/div&gt;</text:p>
      <text:p text:style-name="P17">)</text:p>
      <text:p text:style-name="P17">}</text:p>
      <text:p text:style-name="P19"/>
      <text:p text:style-name="P17">export default Homepage</text:p>
      <text:p text:style-name="P18"/>
      <text:p text:style-name="P10"/>
      <text:p text:style-name="P10"/>
      <text:p text:style-name="P10"/>
      <text:p text:style-name="P10"/>
      <text:p text:style-name="P10"/>
      <text:p text:style-name="P10"/>
      <text:p text:style-name="P20">1 about</text:p>
      <text:p text:style-name="P14"><text:span text:style-name="T8">import</text:span> <text:span text:style-name="T7">React</text:span> <text:span text:style-name="T8">from</text:span> <text:span text:style-name="T11">'react'</text:span></text:p>
      <text:p text:style-name="P15"/>
      <text:p text:style-name="P7"><text:span text:style-name="T5">function</text:span> <text:span text:style-name="T6">Aboutpage</text:span>() {</text:p>
      <text:p text:style-name="P7"><text:span text:style-name="T8">return</text:span> (</text:p>
      <text:p text:style-name="P7"><text:span text:style-name="T14">&lt;</text:span><text:span text:style-name="T5">div</text:span><text:span text:style-name="T14">&gt;</text:span>Aboutpage<text:span text:style-name="T14">&lt;/</text:span><text:span text:style-name="T5">div</text:span><text:span text:style-name="T14">&gt;</text:span></text:p>
      <text:p text:style-name="P7">)</text:p>
      <text:p text:style-name="P7">}</text:p>
      <text:p text:style-name="P15"/>
      <text:p text:style-name="P7"><text:span text:style-name="T8">export</text:span> <text:span text:style-name="T8">default</text:span> <text:span text:style-name="T6">Aboutpage</text:span></text:p>
      <text:p text:style-name="P10"/>
      <text:p text:style-name="P10"/>
      <text:p text:style-name="P10"/>
      <text:p text:style-name="P10"/>
      <text:p text:style-name="P20">2 profile</text:p>
      <text:p text:style-name="P14"><text:span text:style-name="T8">import</text:span> <text:span text:style-name="T7">React</text:span> <text:span text:style-name="T8">from</text:span> <text:span text:style-name="T11">'react'</text:span></text:p>
      <text:p text:style-name="P15"/>
      <text:p text:style-name="P7"><text:span text:style-name="T5">function</text:span> <text:span text:style-name="T6">Profile</text:span>() {</text:p>
      <text:p text:style-name="P7"><text:span text:style-name="T8">return</text:span> (</text:p>
      <text:p text:style-name="P7"><text:span text:style-name="T14">&lt;</text:span><text:span text:style-name="T5">div</text:span><text:span text:style-name="T14">&gt;</text:span>Profile should be hidden<text:span text:style-name="T14">&lt;/</text:span><text:span text:style-name="T5">div</text:span><text:span text:style-name="T14">&gt;</text:span></text:p>
      <text:p text:style-name="P7">)</text:p>
      <text:p text:style-name="P7">}</text:p>
      <text:p text:style-name="P15"/>
      <text:p text:style-name="P7"><text:span text:style-name="T8">export</text:span> <text:span text:style-name="T8">default</text:span> <text:span text:style-name="T6">Profile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0">Priveate Route</text:p>
      <text:p text:style-name="P10"/>
      <text:p text:style-name="P14"><text:span text:style-name="T8">import</text:span> <text:span text:style-name="T7">React</text:span> <text:span text:style-name="T8">from</text:span> <text:span text:style-name="T11">'react'</text:span>;</text:p>
      <text:p text:style-name="P7"><text:span text:style-name="T8">import</text:span> { <text:span text:style-name="T7">Navigate</text:span> } <text:span text:style-name="T8">from</text:span> <text:span text:style-name="T11">'react-router-dom'</text:span>;</text:p>
      <text:p text:style-name="P15"/>
      <text:p text:style-name="P7"><text:span text:style-name="T5">function</text:span> <text:span text:style-name="T6">PrivateRoute</text:span>({<text:span text:style-name="T7">children</text:span>}) {</text:p>
      <text:p text:style-name="P15"/>
      <text:p text:style-name="P7"><text:span text:style-name="T5">const</text:span> <text:span text:style-name="T9">token</text:span> <text:span text:style-name="T10">=</text:span> <text:span text:style-name="T7">localStorage</text:span>.<text:span text:style-name="T6">getItem</text:span>(<text:span text:style-name="T11">"token"</text:span>)</text:p>
      <text:p text:style-name="P15"/>
      <text:p text:style-name="P7"><text:span text:style-name="T8">return</text:span> <text:span text:style-name="T9">token</text:span> <text:span text:style-name="T10">?</text:span> <text:span text:style-name="T14">&lt;&gt;</text:span><text:span text:style-name="T5">{</text:span><text:span text:style-name="T7">children</text:span><text:span text:style-name="T5">}</text:span><text:span text:style-name="T14">&lt;/&gt;</text:span> <text:span text:style-name="T10">:</text:span> <text:span text:style-name="T14">&lt;</text:span><text:span text:style-name="T15">Navigate</text:span> <text:span text:style-name="T7">to</text:span><text:span text:style-name="T10">=</text:span><text:span text:style-name="T11">"/"</text:span> <text:span text:style-name="T14">/&gt;</text:span></text:p>
      <text:p text:style-name="P7">}</text:p>
      <text:p text:style-name="P15"/>
      <text:p text:style-name="P7"><text:span text:style-name="T8">export</text:span> <text:span text:style-name="T8">default</text:span> <text:span text:style-name="T6">PrivateRoute</text:span></text:p>
      <text:p text:style-name="P10"/>
      <text:p text:style-name="P10"/>
      <text:p text:style-name="P10"/>
      <text:p text:style-name="P10"/>
      <text:p text:style-name="P20">Define Routes</text:p>
      <text:p text:style-name="P10"/>
      <text:p text:style-name="P14"><text:span text:style-name="T14">&lt;</text:span><text:span text:style-name="T15">Routes</text:span><text:span text:style-name="T14">&gt;</text:span></text:p>
      <text:p text:style-name="P7"><text:span text:style-name="T14">&lt;</text:span><text:span text:style-name="T15">Route</text:span> <text:span text:style-name="T7">path</text:span><text:span text:style-name="T10">=</text:span><text:span text:style-name="T11">"/"</text:span> <text:span text:style-name="T7">element</text:span><text:span text:style-name="T10">=</text:span><text:span text:style-name="T5">{</text:span><text:span text:style-name="T14">&lt;</text:span><text:span text:style-name="T15">Homepage</text:span><text:span text:style-name="T14">/&gt;</text:span><text:span text:style-name="T5">}</text:span><text:span text:style-name="T14">&gt;&lt;/</text:span><text:span text:style-name="T15">Route</text:span><text:span text:style-name="T14">&gt;</text:span></text:p>
      <text:p text:style-name="P7"><text:span text:style-name="T14">&lt;</text:span><text:span text:style-name="T15">Route</text:span> <text:span text:style-name="T7">path</text:span><text:span text:style-name="T10">=</text:span><text:span text:style-name="T11">"/about"</text:span> <text:span text:style-name="T7">element</text:span><text:span text:style-name="T10">=</text:span><text:span text:style-name="T5">{</text:span><text:span text:style-name="T14">&lt;</text:span><text:span text:style-name="T15">Aboutpage</text:span><text:span text:style-name="T14">/&gt;</text:span><text:span text:style-name="T5">}</text:span><text:span text:style-name="T14">&gt;&lt;/</text:span><text:span text:style-name="T15">Route</text:span><text:span text:style-name="T14">&gt;</text:span></text:p>
      <text:p text:style-name="P7"><text:span text:style-name="T14">&lt;</text:span><text:span text:style-name="T15">Route</text:span> <text:span text:style-name="T7">path</text:span><text:span text:style-name="T10">=</text:span><text:span text:style-name="T11">"/profile"</text:span> <text:span text:style-name="T7">element</text:span><text:span text:style-name="T10">=</text:span><text:span text:style-name="T5">{</text:span></text:p>
      <text:p text:style-name="P7"><text:span text:style-name="T14">&lt;</text:span><text:span text:style-name="T15">PrivateRoute</text:span><text:span text:style-name="T14">&gt;</text:span></text:p>
      <text:p text:style-name="P7"><text:span text:style-name="T14">&lt;</text:span><text:span text:style-name="T15">Profile</text:span><text:span text:style-name="T10"> </text:span><text:span text:style-name="T14">/&gt;</text:span></text:p>
      <text:p text:style-name="P7"><text:span text:style-name="T14">&lt;/</text:span><text:span text:style-name="T15">PrivateRoute</text:span><text:span text:style-name="T14">&gt;</text:span><text:span text:style-name="T5">}</text:span><text:span text:style-name="T14">&gt;</text:span></text:p>
      <text:p text:style-name="P7"><text:span text:style-name="T14">&lt;/</text:span><text:span text:style-name="T15">Route</text:span><text:span text:style-name="T14">&gt;</text:span></text:p>
      <text:p text:style-name="P7"><text:span text:style-name="T14">&lt;/</text:span><text:span text:style-name="T15">Routes</text:span><text:span text:style-name="T14">&gt;</text:span></text:p>
      <text:p text:style-name="P10"/>
      <text:p text:style-name="P10"/>
      <text:p text:style-name="P10"/>
      <text:p text:style-name="P10"/>
      <text:p text:style-name="P10"/>
      <text:p text:style-name="P20">Go inspect clikc application</text:p>
      <text:p text:style-name="P10"/>
      <text:p text:style-name="P10">-------------------------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1"/>
      <text:p text:style-name="P22">REDUX</text:p>
      <text:p text:style-name="P22"/>
      <text:p text:style-name="P22"/>
      <text:p text:style-name="P23">// actions.js</text:p>
      <text:p text:style-name="P15"/>
      <text:p text:style-name="P7"><text:span text:style-name="T8">export</text:span> <text:span text:style-name="T5">const</text:span> <text:span text:style-name="T9">SET_PRODUCTS</text:span> <text:span text:style-name="T10">=</text:span> <text:span text:style-name="T11">"SET_PRODUCTS"</text:span>;</text:p>
      <text:p text:style-name="P15"/>
      <text:p text:style-name="P7"><text:span text:style-name="T8">export</text:span> <text:span text:style-name="T5">const</text:span> <text:span text:style-name="T6">setProducts</text:span> <text:span text:style-name="T10">=</text:span> (<text:span text:style-name="T7">products</text:span>) <text:span text:style-name="T5">=&gt;</text:span> ({</text:p>
      <text:p text:style-name="P7"><text:span text:style-name="T7">type:</text:span> <text:span text:style-name="T9">SET_PRODUCTS</text:span>,</text:p>
      <text:p text:style-name="P7"><text:span text:style-name="T7">payload:</text:span> <text:span text:style-name="T7">products</text:span>,</text:p>
      <text:p text:style-name="P7">});</text:p>
      <text:p text:style-name="P13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// productReducer.js</text:p>
      <text:p text:style-name="P7"><text:span text:style-name="T8">import</text:span> { <text:span text:style-name="T7">SET_PRODUCTS</text:span> } <text:span text:style-name="T8">from</text:span> <text:span text:style-name="T11">'./Action'</text:span>;</text:p>
      <text:p text:style-name="P15"/>
      <text:p text:style-name="P7"><text:span text:style-name="T5">const</text:span> <text:span text:style-name="T9">initialState</text:span> <text:span text:style-name="T10">=</text:span> {</text:p>
      <text:p text:style-name="P7"><text:span text:style-name="T7">products:</text:span> [],</text:p>
      <text:p text:style-name="P7">};</text:p>
      <text:p text:style-name="P15"/>
      <text:p text:style-name="P7"><text:span text:style-name="T5">const</text:span> <text:span text:style-name="T6">productReducer</text:span> <text:span text:style-name="T10">=</text:span> (<text:span text:style-name="T7">state</text:span> <text:span text:style-name="T10">=</text:span> <text:span text:style-name="T9">initialState</text:span>, <text:span text:style-name="T7">action</text:span>) <text:span text:style-name="T5">=&gt;</text:span> {</text:p>
      <text:p text:style-name="P7"><text:span text:style-name="T8">switch</text:span> (<text:span text:style-name="T7">action</text:span>.<text:span text:style-name="T7">type</text:span>) {</text:p>
      <text:p text:style-name="P7"><text:span text:style-name="T8">case</text:span> <text:span text:style-name="T9">SET_PRODUCTS</text:span>:</text:p>
      <text:p text:style-name="P7"><text:span text:style-name="T8">return</text:span> {</text:p>
      <text:p text:style-name="P7"><text:span text:style-name="T10">...</text:span><text:span text:style-name="T7">state</text:span>,</text:p>
      <text:p text:style-name="P7"><text:span text:style-name="T7">products:</text:span> <text:span text:style-name="T7">action</text:span>.<text:span text:style-name="T7">payload</text:span>,</text:p>
      <text:p text:style-name="P7">};</text:p>
      <text:p text:style-name="P7"><text:span text:style-name="T8">default</text:span>:</text:p>
      <text:p text:style-name="P7"><text:span text:style-name="T8">return</text:span> <text:span text:style-name="T7">state</text:span>;</text:p>
      <text:p text:style-name="P7">}</text:p>
      <text:p text:style-name="P7">};</text:p>
      <text:p text:style-name="P15"/>
      <text:p text:style-name="P7"><text:span text:style-name="T8">export</text:span> <text:span text:style-name="T8">default</text:span> <text:span text:style-name="T6">productReducer</text:span>;</text:p>
      <text:p text:style-name="P7"/>
      <text:p text:style-name="P22"/>
      <text:p text:style-name="P10"/>
      <text:p text:style-name="P10"/>
      <text:p text:style-name="P10"><text:soft-page-break/></text:p>
      <text:p text:style-name="P10"/>
      <text:p text:style-name="P24">// store.js</text:p>
      <text:p text:style-name="P7"><text:span text:style-name="T8">import</text:span> { <text:span text:style-name="T7">legacy_createStore</text:span> <text:span text:style-name="T8">as</text:span> <text:span text:style-name="T7">createStore</text:span> } <text:span text:style-name="T8">from</text:span> <text:span text:style-name="T11">'redux'</text:span>;</text:p>
      <text:p text:style-name="P7"><text:span text:style-name="T8">import</text:span> <text:span text:style-name="T7">rootReducer</text:span> <text:span text:style-name="T8">from</text:span> <text:span text:style-name="T11">'./CombineReducer'</text:span>;</text:p>
      <text:p text:style-name="P15"/>
      <text:p text:style-name="P7"><text:span text:style-name="T5">const</text:span> <text:span text:style-name="T9">store</text:span> <text:span text:style-name="T10">=</text:span> <text:span text:style-name="T6">createStore</text:span>(<text:span text:style-name="T6">rootReducer</text:span>);</text:p>
      <text:p text:style-name="P15"/>
      <text:p text:style-name="P7"><text:span text:style-name="T8">export</text:span> <text:span text:style-name="T8">default</text:span> <text:span text:style-name="T9">store</text:span>;</text:p>
      <text:p text:style-name="P7"/>
      <text:p text:style-name="P10"/>
      <text:p text:style-name="P10"/>
      <text:p text:style-name="P10"/>
      <text:p text:style-name="P10"/>
      <text:p text:style-name="P10"/>
      <text:p text:style-name="P24">// rootReducer.js</text:p>
      <text:p text:style-name="P7"><text:span text:style-name="T8">import</text:span> { <text:span text:style-name="T7">combineReducers</text:span> } <text:span text:style-name="T8">from</text:span> <text:span text:style-name="T11">'redux'</text:span>;</text:p>
      <text:p text:style-name="P7"><text:span text:style-name="T8">import</text:span> <text:span text:style-name="T7">productReducer</text:span> <text:span text:style-name="T8">from</text:span> <text:span text:style-name="T11">'./Reducer'</text:span>;</text:p>
      <text:p text:style-name="P15"/>
      <text:p text:style-name="P7"><text:span text:style-name="T5">const</text:span> <text:span text:style-name="T6">rootReducer</text:span> <text:span text:style-name="T10">=</text:span> <text:span text:style-name="T6">combineReducers</text:span>({</text:p>
      <text:p text:style-name="P7"><text:span text:style-name="T6">products</text:span><text:span text:style-name="T7">:</text:span> <text:span text:style-name="T6">productReducer</text:span>,</text:p>
      <text:p text:style-name="P7">});</text:p>
      <text:p text:style-name="P15"/>
      <text:p text:style-name="P7"><text:span text:style-name="T8">export</text:span> <text:span text:style-name="T8">default</text:span> <text:span text:style-name="T6">rootReducer</text:span>;</text:p>
      <text:p text:style-name="P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pan text:style-name="T8">import</text:span> <text:span text:style-name="T7">React</text:span>, { <text:span text:style-name="T7">useEffect</text:span> } <text:span text:style-name="T8">from</text:span> <text:span text:style-name="T11">'react'</text:span>;</text:p>
      <text:p text:style-name="P7"><text:span text:style-name="T8">import</text:span> { <text:span text:style-name="T7">useDispatch</text:span>, <text:span text:style-name="T7">useSelector</text:span> } <text:span text:style-name="T8">from</text:span> <text:span text:style-name="T11">'react-redux'</text:span>;</text:p>
      <text:p text:style-name="P7"><text:span text:style-name="T8">import</text:span> { <text:span text:style-name="T7">setProducts</text:span> } <text:span text:style-name="T8">from</text:span> <text:span text:style-name="T11">'./Action'</text:span>;</text:p>
      <text:p text:style-name="P7"><text:span text:style-name="T8">import</text:span> <text:span text:style-name="T7">MockData</text:span> <text:span text:style-name="T8">from</text:span> <text:span text:style-name="T11">'../mock.json'</text:span>; </text:p>
      <text:p text:style-name="P15"/>
      <text:p text:style-name="P7"><text:span text:style-name="T5">const</text:span> <text:span text:style-name="T6">ProductList</text:span> <text:span text:style-name="T10">=</text:span> () <text:span text:style-name="T5">=&gt;</text:span> {</text:p>
      <text:p text:style-name="P7"><text:span text:style-name="T5">const</text:span> <text:span text:style-name="T6">dispatch</text:span> <text:span text:style-name="T10">=</text:span> <text:span text:style-name="T6">useDispatch</text:span>();</text:p>
      <text:p text:style-name="P7"><text:span text:style-name="T5">const</text:span> <text:span text:style-name="T9">products</text:span> <text:span text:style-name="T10">=</text:span> <text:span text:style-name="T6">useSelector</text:span>((<text:span text:style-name="T7">state</text:span>) <text:span text:style-name="T5">=&gt;</text:span> <text:span text:style-name="T7">state</text:span>.<text:span text:style-name="T7">products</text:span>.<text:span text:style-name="T7">products</text:span>);</text:p>
      <text:p text:style-name="P15"/>
      <text:p text:style-name="P7"><text:span text:style-name="T6">useEffect</text:span>(() <text:span text:style-name="T5">=&gt;</text:span> {</text:p>
      <text:p text:style-name="P7"><text:span text:style-name="T6">dispatch</text:span>(<text:span text:style-name="T6">setProducts</text:span>(<text:span text:style-name="T7">MockData</text:span>)); </text:p>
      <text:p text:style-name="P7">}, [<text:span text:style-name="T6">dispatch</text:span>]);</text:p>
      <text:p text:style-name="P15"/>
      <text:p text:style-name="P7"><text:span text:style-name="T8">return</text:span> (</text:p>
      <text:p text:style-name="P7"><text:span text:style-name="T14">&lt;</text:span><text:span text:style-name="T5">div</text:span><text:span text:style-name="T14">&gt;</text:span></text:p>
      <text:p text:style-name="P7"><text:span text:style-name="T5">{</text:span><text:span text:style-name="T9">products</text:span><text:span text:style-name="T10">.</text:span><text:span text:style-name="T6">map</text:span><text:span text:style-name="T10">((</text:span><text:span text:style-name="T7">product</text:span><text:span text:style-name="T10">) </text:span><text:span text:style-name="T5">=&gt;</text:span><text:span text:style-name="T10"> (</text:span></text:p>
      <text:p text:style-name="P7"><text:soft-page-break/><text:span text:style-name="T14">&lt;</text:span><text:span text:style-name="T5">div</text:span><text:span text:style-name="T10"> </text:span><text:span text:style-name="T7">key</text:span><text:span text:style-name="T10">=</text:span><text:span text:style-name="T5">{</text:span><text:span text:style-name="T7">product</text:span><text:span text:style-name="T10">.</text:span><text:span text:style-name="T7">id</text:span><text:span text:style-name="T5">}</text:span><text:span text:style-name="T14">&gt;</text:span></text:p>
      <text:p text:style-name="P7"><text:span text:style-name="T14">&lt;</text:span><text:span text:style-name="T5">img</text:span><text:span text:style-name="T10"> </text:span><text:span text:style-name="T7">src</text:span><text:span text:style-name="T10">=</text:span><text:span text:style-name="T5">{</text:span><text:span text:style-name="T7">product</text:span><text:span text:style-name="T10">.</text:span><text:span text:style-name="T7">image</text:span><text:span text:style-name="T5">}</text:span><text:span text:style-name="T10"> </text:span><text:span text:style-name="T7">alt</text:span><text:span text:style-name="T10">=</text:span><text:span text:style-name="T5">{</text:span><text:span text:style-name="T7">product</text:span><text:span text:style-name="T10">.</text:span><text:span text:style-name="T7">product_name</text:span><text:span text:style-name="T5">}</text:span><text:span text:style-name="T10"> </text:span><text:span text:style-name="T14">/&gt;</text:span></text:p>
      <text:p text:style-name="P7"><text:span text:style-name="T14">&lt;</text:span><text:span text:style-name="T5">h2</text:span><text:span text:style-name="T14">&gt;</text:span><text:span text:style-name="T5">{</text:span><text:span text:style-name="T7">product</text:span><text:span text:style-name="T10">.</text:span><text:span text:style-name="T7">product_name</text:span><text:span text:style-name="T5">}</text:span><text:span text:style-name="T14">&lt;/</text:span><text:span text:style-name="T5">h2</text:span><text:span text:style-name="T14">&gt;</text:span></text:p>
      <text:p text:style-name="P7"><text:span text:style-name="T14">&lt;</text:span><text:span text:style-name="T5">p</text:span><text:span text:style-name="T14">&gt;</text:span><text:span text:style-name="T5">{</text:span><text:span text:style-name="T7">product</text:span><text:span text:style-name="T10">.</text:span><text:span text:style-name="T7">dollar</text:span><text:span text:style-name="T5">}</text:span><text:span text:style-name="T14">&lt;/</text:span><text:span text:style-name="T5">p</text:span><text:span text:style-name="T14">&gt;</text:span></text:p>
      <text:p text:style-name="P7"><text:span text:style-name="T14">&lt;/</text:span><text:span text:style-name="T5">div</text:span><text:span text:style-name="T14">&gt;</text:span></text:p>
      <text:p text:style-name="P7"><text:span text:style-name="T10">))</text:span><text:span text:style-name="T5">}</text:span></text:p>
      <text:p text:style-name="P7"><text:span text:style-name="T14">&lt;/</text:span><text:span text:style-name="T5">div</text:span><text:span text:style-name="T14">&gt;</text:span></text:p>
      <text:p text:style-name="P7">);</text:p>
      <text:p text:style-name="P7">};</text:p>
      <text:p text:style-name="P15"/>
      <text:p text:style-name="P7"><text:span text:style-name="T8">export</text:span> <text:span text:style-name="T8">default</text:span> <text:span text:style-name="T6">ProductList</text:span>;</text:p>
      <text:p text:style-name="P7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2T11:01:09.901496264</meta:creation-date>
    <dc:date>2024-09-09T18:01:08.735082863</dc:date>
    <meta:editing-duration>PT17H5M54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7" meta:paragraph-count="904" meta:word-count="2609" meta:character-count="26357" meta:non-whitespace-character-count="20249"/>
  </office:meta>
</office:document-meta>
</file>